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b743f6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Standard">
      <style:text-properties officeooo:paragraph-rsid="00c1daee"/>
    </style:style>
    <style:style style:name="P15" style:family="paragraph" style:parent-style-name="_5f_Paragraphe">
      <style:text-properties officeooo:paragraph-rsid="00c1daee"/>
    </style:style>
    <style:style style:name="P16" style:family="paragraph" style:parent-style-name="_5f_Paragraphe">
      <style:text-properties officeooo:paragraph-rsid="009ba84d"/>
    </style:style>
    <style:style style:name="P17" style:family="paragraph" style:parent-style-name="_5f_Paragraphe">
      <style:text-properties officeooo:paragraph-rsid="00ac6b90"/>
    </style:style>
    <style:style style:name="P18" style:family="paragraph" style:parent-style-name="_5f_Paragraphe">
      <style:text-properties officeooo:paragraph-rsid="00a15810"/>
    </style:style>
    <style:style style:name="P19" style:family="paragraph" style:parent-style-name="_5f_Paragraphe_5f_Réponse_5f_Elève">
      <style:text-properties officeooo:paragraph-rsid="00a15810"/>
    </style:style>
    <style:style style:name="P20" style:family="paragraph" style:parent-style-name="_5f_Paragraphe">
      <style:text-properties officeooo:paragraph-rsid="00b3a58e"/>
    </style:style>
    <style:style style:name="P21" style:family="paragraph" style:parent-style-name="_5f_Paragraphe">
      <style:text-properties officeooo:paragraph-rsid="00b202a4"/>
    </style:style>
    <style:style style:name="P22" style:family="paragraph" style:parent-style-name="_5f_Paragraphe_5f_Réponse_5f_Pointillés_5f_Grisés">
      <style:text-properties officeooo:paragraph-rsid="00b743f6"/>
    </style:style>
    <style:style style:name="P23" style:family="paragraph" style:parent-style-name="_5f_Paragraphe_5f_Réponse_5f_Elève">
      <style:text-properties officeooo:paragraph-rsid="00b743f6"/>
    </style:style>
    <style:style style:name="P24" style:family="paragraph" style:parent-style-name="_5f_Paragraphe_20_livret_20_">
      <style:paragraph-properties fo:margin-top="0cm" fo:margin-bottom="0cm" style:contextual-spacing="false" style:line-height-at-least="0.801cm" fo:text-align="center" style:justify-single-word="false"/>
      <style:text-properties fo:color="#cccccc" loext:opacity="100%" officeooo:paragraph-rsid="00b743f6"/>
    </style:style>
    <style:style style:name="P25" style:family="paragraph" style:parent-style-name="_5f_Paragraphe_20_livret_20_">
      <style:paragraph-properties fo:margin-top="0cm" fo:margin-bottom="0.199cm" style:contextual-spacing="false" style:line-height-at-least="0.801cm" fo:text-align="center" style:justify-single-word="false"/>
      <style:text-properties fo:color="#cccccc" loext:opacity="100%" officeooo:paragraph-rsid="00b743f6"/>
    </style:style>
    <style:style style:name="P26" style:family="paragraph" style:parent-style-name="_5f_Paragraphe">
      <style:text-properties officeooo:paragraph-rsid="00b76a18"/>
    </style:style>
    <style:style style:name="P27" style:family="paragraph" style:parent-style-name="_5f_Paragraphe_5f_Réponse_5f_Elève">
      <style:text-properties officeooo:paragraph-rsid="00b69eff"/>
    </style:style>
    <style:style style:name="P28" style:family="paragraph" style:parent-style-name="_5f_Paragraphe" style:master-page-name="SERIE_5f_NUMERIQUE_5f_CLR_5f_d7e12c_5f_2COL">
      <style:paragraph-properties style:page-number="auto"/>
    </style:style>
    <style:style style:name="P29" style:family="paragraph" style:parent-style-name="_5f_Footer_20_page_20_impaire_20__28_D_29_"/>
    <style:style style:name="P30" style:family="paragraph" style:parent-style-name="_5f_Footer_20_page_20_impaire_20__28_D_29_">
      <style:text-properties officeooo:paragraph-rsid="01316a8b"/>
    </style:style>
    <style:style style:name="P3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3" style:family="paragraph" style:parent-style-name="_5f_Footer_20_page_20_paire_20__28_G_29_"/>
    <style:style style:name="P34" style:family="paragraph" style:parent-style-name="_5f_Footer_20_page_20_paire_20__28_G_29_">
      <style:text-properties officeooo:paragraph-rsid="01316a8b"/>
    </style:style>
    <style:style style:name="P35" style:family="paragraph" style:parent-style-name="_5f_Footer_20_page_20_paire_20__28_G_29_">
      <style:text-properties officeooo:paragraph-rsid="01336347"/>
    </style:style>
    <style:style style:name="P36" style:family="paragraph" style:parent-style-name="_5f_Footer_20_page_20_paire_20__28_G_29_">
      <style:text-properties officeooo:paragraph-rsid="0135ac9e"/>
    </style:style>
    <style:style style:name="P37" style:family="paragraph" style:parent-style-name="_5f_Footer_20_page_20_paire_20__28_G_29_">
      <style:text-properties officeooo:paragraph-rsid="01397109"/>
    </style:style>
    <style:style style:name="P38" style:family="paragraph" style:parent-style-name="_5f_Footer_20_page_20_paire_20__28_G_29_">
      <style:text-properties officeooo:paragraph-rsid="013b50d8"/>
    </style:style>
    <style:style style:name="P39" style:family="paragraph" style:parent-style-name="_5f_Footer_20_page_20_paire_20__28_G_29_">
      <style:text-properties officeooo:paragraph-rsid="013c280e"/>
    </style:style>
    <style:style style:name="P40" style:family="paragraph" style:parent-style-name="_5f_Footer_20_page_20_paire_20__28_G_29_">
      <style:text-properties officeooo:paragraph-rsid="0142af40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8" style:family="paragraph" style:parent-style-name="_5f_Header_20_D_20_page_20_paire_20__28_G_29_">
      <style:text-properties officeooo:paragraph-rsid="00fe4814"/>
    </style:style>
    <style:style style:name="P49" style:family="paragraph" style:parent-style-name="_5f_Header_20_D_20_page_20_paire_20__28_G_29_">
      <style:text-properties officeooo:rsid="0101821f" officeooo:paragraph-rsid="0101821f"/>
    </style:style>
    <style:style style:name="P50" style:family="paragraph" style:parent-style-name="_5f_Header_20_G_20_page_20_paire_20__28_G_29_">
      <style:text-properties officeooo:rsid="00ff3616" officeooo:paragraph-rsid="00ff3616"/>
    </style:style>
    <style:style style:name="P5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2" style:family="paragraph" style:parent-style-name="_5f_Header_20_M_20_page_20_impaire_20__28_D_29_">
      <style:text-properties officeooo:rsid="01035d0f" officeooo:paragraph-rsid="01035d0f"/>
    </style:style>
    <style:style style:name="P53" style:family="paragraph" style:parent-style-name="_5f_Header_20_M_20_page_20_paire_20__28_G_29_">
      <style:text-properties officeooo:rsid="0101a5c8" officeooo:paragraph-rsid="0101a5c8"/>
    </style:style>
    <style:style style:name="P54" style:family="paragraph" style:parent-style-name="_5f_Header_20_N_20_page_20_impaire_20__28_D_29_">
      <style:text-properties officeooo:rsid="010462d7" officeooo:paragraph-rsid="010462d7"/>
    </style:style>
    <style:style style:name="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6" style:family="paragraph" style:parent-style-name="_5f_Header_20_P_20_page_20_paire_20__28_G_29_">
      <style:text-properties officeooo:rsid="0107aa33" officeooo:paragraph-rsid="0107aa33"/>
    </style:style>
    <style:style style:name="P5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9" style:family="paragraph" style:parent-style-name="_5f_Paragraphe_5f_Réponse_5f_Elève" style:list-style-name="_5f_Numérotation_20_des_20_exercices">
      <style:text-properties officeooo:paragraph-rsid="00baf754"/>
    </style:style>
    <style:style style:name="P60" style:family="paragraph" style:parent-style-name="_5f_Paragraphe_5f_avec_5f_Num_5f_Question" style:list-style-name="_5f_Numérotation_20_des_20_exercices"/>
    <style:style style:name="P61" style:family="paragraph" style:parent-style-name="_5f_Premier_5f_Titre_5f_Exercices_5f_avec_5f_Num_5f_Exo_5f_sans_5f_Titre" style:list-style-name="_5f_Numérotation_20_des_20_exercices"/>
    <style:style style:name="P62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63" style:family="paragraph" style:parent-style-name="_5f_Titre_5f_Exercices_5f_sans_5f_Titre" style:list-style-name="_5f_Numérotation_20_des_20_exercices"/>
    <style:style style:name="P64" style:family="paragraph" style:parent-style-name="_5f_Titre_5f_Exercices_5f_sans_5f_Titre" style:list-style-name="_5f_Numérotation_20_des_20_exercices">
      <style:text-properties officeooo:paragraph-rsid="00ad6f27"/>
    </style:style>
    <style:style style:name="P65" style:family="paragraph" style:parent-style-name="_5f_Titre_5f_Exercices_5f_sans_5f_Titre" style:list-style-name="_5f_Numérotation_20_des_20_exercices">
      <style:paragraph-properties fo:break-before="column"/>
      <style:text-properties officeooo:paragraph-rsid="00ad6f27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solid" draw:fill-color="#9d0f89"/>
    </style:style>
    <style:style style:name="P69" style:family="paragraph">
      <loext:graphic-properties draw:fill="solid" draw:fill-color="#1ca2b8"/>
    </style:style>
    <style:style style:name="P70" style:family="paragraph">
      <loext:graphic-properties draw:fill="solid" draw:fill-color="#d7e12c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6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8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 style:writing-mode="lr-tb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3" style:family="paragraph">
      <loext:graphic-properties draw:fill="solid" draw:fill-color="#f99e06"/>
    </style:style>
    <style:style style:name="P84" style:family="paragraph">
      <loext:graphic-properties draw:fill="solid" draw:fill-color="#d62e4e"/>
    </style:style>
    <style:style style:name="P85" style:family="paragraph">
      <loext:graphic-properties draw:fill="solid" draw:fill-color="#7fb241"/>
    </style:style>
    <style:style style:name="P8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xx" style:country-asian="none" style:language-complex="zxx" style:country-complex="none"/>
    </style:style>
    <style:style style:name="T10" style:family="text">
      <style:text-properties fo:language="fr" fo:country="FR" fo:font-weight="normal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fr" fo:country="FR" fo:font-weight="normal" officeooo:rsid="00b64a4a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fr" fo:country="FR" fo:background-color="#ffff00" loext:char-shading-value="0" style:language-asian="zxx" style:country-asian="none" style:language-complex="zxx" style:country-complex="none"/>
    </style:style>
    <style:style style:name="T13" style:family="text">
      <style:text-properties fo:language="fr" fo:country="FR" officeooo:rsid="00b64a4a" fo:background-color="#ffff00" loext:char-shading-value="0" style:language-asian="zxx" style:country-asian="none" style:language-complex="zxx" style:country-complex="none"/>
    </style:style>
    <style:style style:name="T14" style:family="text">
      <style:text-properties fo:language="fr" fo:country="FR" officeooo:rsid="00b729d2" fo:background-color="#ffff00" loext:char-shading-value="0" style:language-asian="zxx" style:country-asian="none" style:language-complex="zxx" style:country-complex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d6f27" style:font-weight-asian="normal" style:font-weight-complex="normal"/>
    </style:style>
    <style:style style:name="T17" style:family="text">
      <style:text-properties fo:font-weight="normal" officeooo:rsid="00baa508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b32e9e" fo:background-color="#ffff00" loext:char-shading-value="0" style:font-weight-asian="normal" style:font-weight-complex="normal"/>
    </style:style>
    <style:style style:name="T20" style:family="text">
      <style:text-properties officeooo:rsid="009ba84d"/>
    </style:style>
    <style:style style:name="T21" style:family="text">
      <style:text-properties officeooo:rsid="00a6955b"/>
    </style:style>
    <style:style style:name="T22" style:family="text">
      <style:text-properties officeooo:rsid="00a8f133"/>
    </style:style>
    <style:style style:name="T23" style:family="text">
      <style:text-properties officeooo:rsid="00abafce"/>
    </style:style>
    <style:style style:name="T24" style:family="text">
      <style:text-properties officeooo:rsid="00ad6f27"/>
    </style:style>
    <style:style style:name="T25" style:family="text">
      <style:text-properties officeooo:rsid="00c99b3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c1cd4b" fo:background-color="transparent" loext:char-shading-value="0"/>
    </style:style>
    <style:style style:name="T28" style:family="text">
      <style:text-properties officeooo:rsid="00c291b9" fo:background-color="transparent" loext:char-shading-value="0"/>
    </style:style>
    <style:style style:name="T29" style:family="text">
      <style:text-properties officeooo:rsid="00c52866" fo:background-color="transparent" loext:char-shading-value="0"/>
    </style:style>
    <style:style style:name="T30" style:family="text">
      <style:text-properties officeooo:rsid="00c547a1" fo:background-color="transparent" loext:char-shading-value="0"/>
    </style:style>
    <style:style style:name="T31" style:family="text">
      <style:text-properties officeooo:rsid="00b4784b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8f13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aa508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name-asian="Bitstream Vera Sans6" style:font-size-asian="10pt" style:font-name-complex="Bitstream Vera Sans6" style:font-size-complex="10pt"/>
    </style:style>
    <style:style style:name="T38" style:family="text">
      <style:text-properties fo:color="#000000" loext:opacity="100%" style:font-name="Bitstream Vera Sans6" fo:font-size="10pt" style:font-name-asian="Bitstream Vera Sans6" style:font-size-asian="10pt" style:font-name-complex="Bitstream Vera Sans6" style:font-size-complex="10pt"/>
    </style:style>
    <style:style style:name="T39" style:family="text">
      <style:text-properties fo:color="#000000" loext:opacity="100%" style:font-name="Bitstream Vera Sans5" fo:font-size="10pt" style:font-name-asian="Bitstream Vera Sans5" style:font-size-asian="10pt" style:font-name-complex="Bitstream Vera Sans5" style:font-size-complex="10pt"/>
    </style:style>
    <style:style style:name="T40" style:family="text">
      <style:text-properties fo:color="#000000" loext:opacity="100%" style:font-name="Bitstream Vera Sans5" fo:font-size="10pt" officeooo:rsid="000f9f46" style:font-name-asian="Bitstream Vera Sans5" style:font-size-asian="10pt" style:font-name-complex="Bitstream Vera Sans5" style:font-size-complex="10pt"/>
    </style:style>
    <style:style style:name="T41" style:family="text">
      <style:text-properties fo:color="#000000" loext:opacity="100%" style:font-name="Bitstream Vera Sans5" fo:font-size="10pt" officeooo:rsid="00b9413f" style:font-name-asian="Bitstream Vera Sans5" style:font-size-asian="10pt" style:font-name-complex="Bitstream Vera Sans5" style:font-size-complex="10pt"/>
    </style:style>
    <style:style style:name="T42" style:family="text">
      <style:text-properties fo:color="#000000" loext:opacity="100%" style:font-name="Bitstream Vera Sans5" fo:font-size="10pt" officeooo:rsid="00baf754" style:font-name-asian="Bitstream Vera Sans5" style:font-size-asian="10pt" style:font-name-complex="Bitstream Vera Sans5" style:font-size-complex="10pt"/>
    </style:style>
    <style:style style:name="T43" style:family="text">
      <style:text-properties fo:color="#000000" loext:opacity="100%" style:font-size-asian="10pt" style:font-size-complex="10pt"/>
    </style:style>
    <style:style style:name="T44" style:family="text">
      <style:text-properties fo:color="#000000" loext:opacity="100%" officeooo:rsid="00b9413f" style:font-size-asian="10pt" style:font-size-complex="10pt"/>
    </style:style>
    <style:style style:name="T45" style:family="text">
      <style:text-properties fo:color="#000000" loext:opacity="100%" officeooo:rsid="00baf754" style:font-size-asian="10pt" style:font-size-complex="10pt"/>
    </style:style>
    <style:style style:name="T46" style:family="text">
      <style:text-properties fo:color="#000000" loext:opacity="100%" officeooo:rsid="00baf754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aef21a" fo:background-color="#ffff00" loext:char-shading-value="0"/>
    </style:style>
    <style:style style:name="T49" style:family="text">
      <style:text-properties officeooo:rsid="00b02ca4" fo:background-color="#ffff00" loext:char-shading-value="0"/>
    </style:style>
    <style:style style:name="T50" style:family="text">
      <style:text-properties officeooo:rsid="00b20f7c" fo:background-color="#ffff00" loext:char-shading-value="0"/>
    </style:style>
    <style:style style:name="T51" style:family="text">
      <style:text-properties officeooo:rsid="00b32e9e" fo:background-color="#ffff00" loext:char-shading-value="0"/>
    </style:style>
    <style:style style:name="T52" style:family="text">
      <style:text-properties officeooo:rsid="00b7f072" fo:background-color="#ffff00" loext:char-shading-value="0"/>
    </style:style>
    <style:style style:name="T53" style:family="text">
      <style:text-properties officeooo:rsid="00b64a4a" fo:background-color="#ffff00" loext:char-shading-value="0"/>
    </style:style>
    <style:style style:name="T54" style:family="text">
      <style:text-properties officeooo:rsid="00b729d2" fo:background-color="#ffff00" loext:char-shading-value="0"/>
    </style:style>
    <style:style style:name="T55" style:family="text">
      <style:text-properties style:use-window-font-color="true" loext:opacity="0%" fo:background-color="#ffff00" loext:char-shading-value="0"/>
    </style:style>
    <style:style style:name="T56" style:family="text">
      <style:text-properties style:use-window-font-color="true" loext:opacity="0%" officeooo:rsid="00b02ca4" fo:background-color="#ffff00" loext:char-shading-value="0"/>
    </style:style>
    <style:style style:name="T57" style:family="text">
      <style:text-properties style:use-window-font-color="true" loext:opacity="0%" officeooo:rsid="00b20f7c" fo:background-color="#ffff00" loext:char-shading-value="0"/>
    </style:style>
    <style:style style:name="T58" style:family="text">
      <style:text-properties style:use-window-font-color="true" loext:opacity="0%" officeooo:rsid="00b32e9e" fo:background-color="#ffff00" loext:char-shading-value="0"/>
    </style:style>
    <style:style style:name="T59" style:family="text">
      <style:text-properties officeooo:rsid="00b743f6"/>
    </style:style>
    <style:style style:name="T60" style:family="text">
      <style:text-properties officeooo:rsid="00b32e9e"/>
    </style:style>
    <style:style style:name="T61" style:family="text">
      <style:text-properties officeooo:rsid="00b729d2"/>
    </style:style>
    <style:style style:name="T62" style:family="text">
      <style:text-properties officeooo:rsid="00baf754"/>
    </style:style>
    <style:style style:name="T6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64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67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8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69*" fo:start-indent="0cm" fo:end-indent="0.249cm"/>
          <style:column style:rel-width="2819*" fo:start-indent="0.249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stroke-dash="Dashed_20__28_var_29__20_5663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stroke-dash="Dashed_20__28_var_29__20_5663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36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draw:stroke-dash="Dashed_20__28_var_29__20_3952" svg:stroke-width="0.041cm" svg:stroke-color="#ff0000" draw:marker-start-width="0.291cm" draw:marker-start-center="false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16cm" fo:padding-top="0.125cm" fo:padding-bottom="0.125cm" fo:padding-left="0.25cm" fo:padding-right="0.25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foreground"/>
    </style:style>
    <style:style style:name="gr15" style:family="graphic">
      <style:graphic-properties draw:stroke="solid" draw:stroke-dash="Dashed_20__28_var_29__20_60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6" style:family="graphic">
      <style:graphic-properties draw:stroke="solid" draw:stroke-dash="Dashed_20__28_var_29__20_60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7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1.2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41cm" svg:stroke-color="#000000" draw:marker-start-width="0.363cm" draw:marker-start-center="false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7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6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draw:stroke-dash="Dashed_20__28_var_29__20_60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4" style:family="graphic">
      <style:graphic-properties draw:stroke="solid" draw:stroke-dash="Dashed_20__28_var_29__20_60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5" style:family="graphic">
      <style:graphic-properties draw:stroke="solid" draw:stroke-dash="Dashed_20__28_var_29__20_601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6" style:family="graphic">
      <style:graphic-properties draw:stroke="solid" draw:stroke-dash="Dashed_20__28_var_29__20_602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ed_20__28_var_29__20_60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1" style:family="graphic">
      <style:graphic-properties draw:stroke="solid" draw:stroke-dash="Dashed_20__28_var_29__20_60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2" style:family="graphic">
      <style:graphic-properties draw:stroke="solid" draw:stroke-dash="Dashed_20__28_var_29__20_61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3" style:family="graphic">
      <style:graphic-properties draw:stroke="solid" draw:stroke-dash="Dashed_20__28_var_29__20_61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4" style:family="graphic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73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svg:stroke-width="0.041cm" svg:stroke-color="#000000" draw:marker-start-width="0.365cm" draw:marker-start-center="false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7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ed_20__28_var_29__20_61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0" style:family="graphic">
      <style:graphic-properties draw:stroke="solid" draw:stroke-dash="Dashed_20__28_var_29__20_61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draw:stroke="solid" draw:stroke-dash="Dashed_20__28_var_29__20_62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3" style:family="graphic">
      <style:graphic-properties draw:stroke="solid" draw:stroke-dash="Dashed_20__28_var_29__20_62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4" style:family="graphic">
      <style:graphic-properties draw:stroke="solid" draw:stroke-dash="Dashed_20__28_var_29__20_629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5" style:family="graphic">
      <style:graphic-properties draw:stroke="solid" draw:stroke-dash="Dashed_20__28_var_29__20_630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solid" draw:stroke-dash="Dashed_20__28_var_29__20_619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49" style:family="graphic">
      <style:graphic-properties draw:stroke="solid" draw:stroke-dash="Dashed_20__28_var_29__20_620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0" style:family="graphic">
      <style:graphic-properties draw:stroke="solid" draw:stroke-dash="Dashed_20__28_var_29__20_621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1" style:family="graphic">
      <style:graphic-properties draw:stroke="solid" draw:stroke-dash="Dashed_20__28_var_29__20_622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2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47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" style:family="graphic">
      <style:graphic-properties draw:stroke="solid" svg:stroke-width="0.041cm" svg:stroke-color="#000000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5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41cm" fo:min-width="0.50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6cm" fo:min-width="0.27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solid" draw:stroke-dash="Dashed_20__28_var_29__20_61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0" style:family="graphic">
      <style:graphic-properties draw:stroke="solid" draw:stroke-dash="Dashed_20__28_var_29__20_61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6cm" fo:min-width="0.26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41cm" fo:min-width="0.5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4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draw:stroke="solid" draw:stroke-dash="Dashed_20__28_var_29__20_62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8" style:family="graphic">
      <style:graphic-properties draw:stroke="solid" draw:stroke-dash="Dashed_20__28_var_29__20_62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9" style:family="graphic">
      <style:graphic-properties draw:stroke="solid" draw:stroke-dash="Dashed_20__28_var_29__20_62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0" style:family="graphic">
      <style:graphic-properties draw:stroke="solid" draw:stroke-dash="Dashed_20__28_var_29__20_62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9" draw:name="Shape8_22" draw:style-name="gr62" draw:text-style-name="P67" svg:width="2.703cm" svg:height="0.715cm" draw:transform="rotate (0.0872664625997165) translate (1.32644444444444cm 1.21708333333333cm)">
        <draw:text-box>
          <text:p text:style-name="P66"><text:span text:style-name="T63">Série 6</text:span></text:p>
        </draw:text-box>
      </draw:frame>
      <text:section text:style-name="Sect1" text:name="Section39">
        <text:h text:style-name="P28" text:outline-level="1"><draw:g text:anchor-type="paragraph" draw:z-index="88" draw:name="Forme5" draw:style-name="gr11"><draw:custom-shape draw:style-name="gr12" draw:text-style-name="P76" svg:width="3.964cm" svg:height="0.641cm" draw:transform="skewX (0.00279252680319092) rotate (0.0872664625997165) translate (-0.418041666666667cm -0.047625cm)"><text:p text:style-name="P75"><text:span text:style-name="T6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87"><draw:text-box fo:min-height="3.93cm"><text:section text:style-name="Sect1" text:name="Section11"><text:h text:style-name="P15" text:outline-level="1"><text:span text:style-name="_5f_Caractères"><text:span text:style-name="T15">Calcule : <text:s text:c="2"/>C =</text:span></text:span><text:span text:style-name="_5f_Caractères"><text:span text:style-name="T17"> </text:span></text:span><text:span text:style-name="_5f_Caractères"><text:span text:style-name="T15">─2</text:span></text:span><text:span text:style-name="_5f_Caractères"><text:span text:style-name="T17"> </text:span></text:span><text:span text:style-name="_5f_Caractères"><text:span text:style-name="T15">─</text:span></text:span><text:span text:style-name="_5f_Caractères"><text:span text:style-name="T17"> </text:span></text:span><text:span text:style-name="_5f_Caractères"><text:span text:style-name="T15">(─3).</text:span></text:span></text:h><text:h text:style-name="_5f_Paragraphe" text:outline-level="1"><text:span text:style-name="_5f_Numéros_20_second_20_exercices">Correction</text:span></text:h><text:section text:style-name="Sect1" text:name="Section4"><text:p text:style-name="P14">On transforme la soustraction en addition <text:span text:style-name="T22">en appliquant </text:span><text:span text:style-name="T31">l</text:span><text:span text:style-name="T22">a règle </text:span>: « <text:span text:style-name="_5f_Caractères_5f_gras"><text:span text:style-name="T32">soustraire </text:span></text:span><text:span text:style-name="_5f_Caractères_5f_gras"><text:span text:style-name="T33">un nombre, </text:span></text:span><text:span text:style-name="_5f_Caractères_5f_gras"><text:span text:style-name="T32">c'est ajouter </text:span></text:span><text:span text:style-name="_5f_Caractères_5f_gras"><text:span text:style-name="T33">son </text:span></text:span><text:span text:style-name="_5f_Caractères_5f_gras"><text:span text:style-name="T32">opposé  ».</text:span></text:span></text:p><text:h text:style-name="P15" text:outline-level="1"><text:span text:style-name="_5f_Caractères_5f_gras"><text:span text:style-name="T32"><text:s/>─ (─3) devient + 3, </text:span></text:span><text:span text:style-name="_5f_Caractères_5f_gras"><text:span text:style-name="T34">donc</text:span></text:span><text:span text:style-name="_5f_Caractères_5f_gras"><text:span text:style-name="T32"> </text:span></text:span><text:span text:style-name="_5f_Caractères"><text:span text:style-name="T32">C = </text:span></text:span><text:span text:style-name="_5f_Caractères"><text:span text:style-name="T35"> </text:span></text:span><text:span text:style-name="_5f_Caractères"><text:span text:style-name="T32">─2</text:span></text:span><text:span text:style-name="_5f_Caractères"><text:span text:style-name="T35"> </text:span></text:span><text:span text:style-name="_5f_Caractères"><text:span text:style-name="T34">+</text:span></text:span><text:span text:style-name="_5f_Caractères"><text:span text:style-name="T32">3</text:span></text:span></text:h><text:h text:style-name="P15" text:outline-level="1"><text:span text:style-name="_5f_Caractères"><text:span text:style-name="T34">Puis on effectue l’addition.</text:span></text:span></text:h><text:h text:style-name="P15" text:outline-level="1"><text:span text:style-name="_5f_Caractères"><text:span text:style-name="T34">C = </text:span></text:span><text:span text:style-name="_5f_Caractères"><text:span text:style-name="T35"> </text:span></text:span><text:span text:style-name="_5f_Caractères"><text:span text:style-name="T34">─2</text:span></text:span><text:span text:style-name="_5f_Caractères"><text:span text:style-name="T35"> </text:span></text:span><text:span text:style-name="_5f_Caractères"><text:span text:style-name="T34">+3, donc C = 1</text:span></text:span></text:h></text:section></text:section></draw:text-box></draw:frame><text:span text:style-name="_5f_Caractères_5f_gras"/></text:h>
      </text:section>
      <text:list text:style-name="_5f_Numérotation_20_des_20_exercices">
        <text:list-item>
          <text:h text:style-name="P63" text:outline-level="1"><text:span text:style-name="_5f_Caractères">Dans chaque cas, transforme la soustraction en addition.</text:span></text:h>
        </text:list-item>
      </text:list>
      <text:section text:style-name="Sect2" text:name="Section34">
        <text:h text:style-name="P16" text:outline-level="1"><text:span text:style-name="_5f_Caractères">A = 10 ─ (─12) </text:span></text:h>
        <text:p text:style-name="P27"><text:span text:style-name="_5f_Caractères"><text:span text:style-name="T20">A </text:span></text:span><text:span text:style-name="_5f_Caractères">= 10 </text:span><text:span text:style-name="_5f_Caractères"><text:span text:style-name="T47">+</text:span></text:span><text:span text:style-name="_5f_pointillés_20_gris"> </text:span><text:span text:style-name="_5f_Caractères"> 12</text:span></text:p>
        <text:h text:style-name="P16" text:outline-level="1"><text:span text:style-name="_5f_Caractères">B = ─21 ─ 13</text:span></text:h>
        <text:p text:style-name="P27"><text:span text:style-name="_5f_Caractères"><text:span text:style-name="T20">B</text:span></text:span><text:span text:style-name="_5f_Caractères"> = ─21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─</text:span></text:span><text:span text:style-name="_5f_pointillés_20_gris"> </text:span><text:span text:style-name="_5f_Caractères">13)</text:span></text:p>
        <text:h text:style-name="P16" text:outline-level="1"><text:span text:style-name="_5f_Caractères">C = ─9</text:span><text:span text:style-name="_5f_pointillés_20_gris"><text:tab/></text:span><text:span text:style-name="_5f_Caractères"> ─ 14</text:span></text:h>
        <text:p text:style-name="P27"><text:span text:style-name="_5f_Caractères"><text:span text:style-name="T20">C</text:span></text:span><text:span text:style-name="_5f_Caractères"> = ─9 </text:span><text:span text:style-name="_5f_Caractères"><text:span text:style-name="T47">+</text:span></text:span><text:span text:style-name="_5f_pointillés_20_gris"> </text:span><text:span text:style-name="_5f_Caractères">( </text:span><text:span text:style-name="_5f_Caractères"><text:span text:style-name="T47">─</text:span></text:span><text:span text:style-name="_5f_pointillés_20_gris"><text:span text:style-name="T47"> </text:span></text:span><text:span text:style-name="_5f_Caractères"><text:span text:style-name="T47">1</text:span></text:span><text:span text:style-name="_5f_Caractères"><text:span text:style-name="T48">4</text:span></text:span><text:span text:style-name="_5f_pointillés_20_gris"> </text:span><text:span text:style-name="_5f_Caractères">)</text:span></text:p>
        <text:h text:style-name="P16" text:outline-level="1"><text:span text:style-name="_5f_Caractères">D = 12,4 ─ (─9,7)</text:span></text:h>
        <text:p text:style-name="P27"><text:span text:style-name="_5f_Caractères"><text:span text:style-name="T20">D</text:span></text:span><text:span text:style-name="_5f_Caractères"> =  </text:span><text:span text:style-name="_5f_Caractères"><text:span text:style-name="T47">1</text:span></text:span><text:span text:style-name="_5f_Caractères"><text:span text:style-name="T48">2,4</text:span></text:span><text:span text:style-name="_5f_Caractères"><text:span text:style-name="T47"> + </text:span></text:span><text:span text:style-name="_5f_Caractères"><text:span text:style-name="T48">9,7</text:span></text:span></text:p>
        <text:p text:style-name="P27"><text:span text:style-name="_5f_Caractères">E = ─65 ─ (─78)<text:line-break/></text:span><text:span text:style-name="_5f_Caractères"><text:span text:style-name="T20">E</text:span></text:span><text:span text:style-name="_5f_Caractères"> =  </text:span><text:span text:style-name="_5f_Caractères"><text:span text:style-name="T47">─65 + 78</text:span></text:span></text:p>
        <text:h text:style-name="P16" text:outline-level="1"><text:span text:style-name="_5f_Caractères">F = ─17,2 ─ 5,5</text:span></text:h>
        <text:p text:style-name="P27"><text:span text:style-name="_5f_Caractères"><text:span text:style-name="T20">F</text:span></text:span><text:span text:style-name="_5f_Caractères"> = </text:span><text:span text:style-name="_5f_Caractères"><text:span text:style-name="T47">─</text:span></text:span><text:span text:style-name="_5f_Caractères"><text:span text:style-name="T49">17,2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pointillés_20_gris"><text:span text:style-name="T47"> </text:span></text:span><text:span text:style-name="_5f_pointillés_20_gris"><text:span text:style-name="T56">5,5</text:span></text:span><text:span text:style-name="_5f_Caractères"><text:span text:style-name="T47">)</text:span></text:span></text:p>
        <text:h text:style-name="P16" text:outline-level="1"><text:span text:style-name="_5f_Caractères">G = ─1,1 ─ 0,2</text:span></text:h>
        <text:p text:style-name="P27"><text:span text:style-name="_5f_Caractères"><text:span text:style-name="T20">G</text:span></text:span><text:span text:style-name="_5f_Caractères"> = </text:span><text:span text:style-name="_5f_Caractères"><text:span text:style-name="T47">─</text:span></text:span><text:span text:style-name="_5f_Caractères"><text:span text:style-name="T49">1,1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pointillés_20_gris"><text:span text:style-name="T47"> </text:span></text:span><text:span text:style-name="_5f_pointillés_20_gris"><text:span text:style-name="T56">0,2</text:span></text:span><text:span text:style-name="_5f_Caractères"><text:span text:style-name="T47">)</text:span></text:span></text:p>
        <text:p text:style-name="P27"><text:span text:style-name="_5f_Caractères">H = 8,4 ─ (─3,9)<text:line-break/></text:span><text:span text:style-name="_5f_Caractères"><text:span text:style-name="T20">H</text:span></text:span><text:span text:style-name="_5f_Caractères"> = </text:span><text:span text:style-name="_5f_Caractères"><text:span text:style-name="T56">8,4</text:span></text:span><text:span text:style-name="_5f_Caractères"><text:span text:style-name="T55"> + </text:span></text:span><text:span text:style-name="_5f_Caractères"><text:span text:style-name="T56">3,9</text:span></text:span></text:p>
        <text:h text:style-name="P16" text:outline-level="1"><text:span text:style-name="_5f_Caractères">I = 3 ─ 3,5</text:span></text:h>
        <text:p text:style-name="P27"><text:span text:style-name="_5f_Caractères"><text:span text:style-name="T20">I</text:span></text:span><text:span text:style-name="_5f_Caractères"> = </text:span><text:span text:style-name="_5f_Caractères"><text:span text:style-name="T49">3</text:span></text:span><text:span text:style-name="_5f_Caractères"><text:span text:style-name="T55"> +</text:span></text:span><text:span text:style-name="_5f_pointillés_20_gris"><text:span text:style-name="T47"> </text:span></text:span><text:span text:style-name="_5f_Caractères"><text:span text:style-name="T55">(─</text:span></text:span><text:span text:style-name="_5f_pointillés_20_gris"><text:span text:style-name="T47"> </text:span></text:span><text:span text:style-name="_5f_pointillés_20_gris"><text:span text:style-name="T56">3,5</text:span></text:span><text:span text:style-name="_5f_Caractères"><text:span text:style-name="T55">)</text:span></text:span></text:p>
        <text:h text:style-name="P16" text:outline-level="1"><text:span text:style-name="_5f_Caractères">J = ─0,1 ─ (─0,1)</text:span></text:h>
        <text:p text:style-name="P27"><text:span text:style-name="_5f_Caractères"><text:span text:style-name="T20">J</text:span></text:span><text:span text:style-name="_5f_Caractères"> = </text:span><text:span text:style-name="_5f_Caractères"><text:span text:style-name="T55">─</text:span></text:span><text:span text:style-name="_5f_Caractères"><text:span text:style-name="T56">0,1</text:span></text:span><text:span text:style-name="_5f_Caractères"><text:span text:style-name="T55"> + </text:span></text:span><text:span text:style-name="_5f_Caractères"><text:span text:style-name="T56">0,1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<text:span text:style-name="T24">Dans</text:span></text:span><text:span text:style-name="_5f_Caractères"> chaque cas, transforme la soustraction en addition puis effectue le calcul.</text:span></text:h>
        </text:list-item>
      </text:list>
      <text:section text:style-name="Sect2" text:name="Section35">
        <text:h text:style-name="_5f_Paragraphe" text:outline-level="1"><text:span text:style-name="_5f_Caractères">A = ─12 ─ 15</text:span></text:h>
        <text:p text:style-name="P27"><text:span text:style-name="_5f_Caractères">A = ─12 </text:span><text:span text:style-name="_5f_Caractères"><text:span text:style-name="T47">+</text:span></text:span><text:span text:style-name="_5f_Caractères"> (</text:span><text:span text:style-name="_5f_Caractères"><text:span text:style-name="T47">─</text:span></text:span><text:span text:style-name="_5f_Caractères">15)</text:span></text:p>
        <text:p text:style-name="P23"><text:span text:style-name="_5f_Caractères">A =  </text:span><text:span text:style-name="_5f_Caractères"><text:span text:style-name="T47">─</text:span></text:span><text:span text:style-name="_5f_Caractères"><text:span text:style-name="T50">27</text:span></text:span></text:p>
        <text:h text:style-name="_5f_Paragraphe" text:outline-level="1"><text:span text:style-name="_5f_Caractères">B = ─45 ─ (─41)</text:span></text:h>
        <text:p text:style-name="P23"><text:span text:style-name="_5f_Caractères">B =</text:span><text:span text:style-name="_5f_Caractères"><text:span text:style-name="T59"> </text:span></text:span><text:span text:style-name="_5f_Caractères">─45 </text:span><text:span text:style-name="_5f_Caractères"><text:span text:style-name="T47">+</text:span></text:span><text:span text:style-name="_5f_pointillés_20_gris"> </text:span><text:span text:style-name="_5f_Caractères">41</text:span></text:p>
        <text:p text:style-name="P23"><text:span text:style-name="_5f_Caractères">B =  </text:span><text:span text:style-name="_5f_Caractères"><text:span text:style-name="T47">─</text:span></text:span><text:span text:style-name="_5f_Caractères"><text:span text:style-name="T50">4</text:span></text:span></text:p>
        <text:h text:style-name="P17" text:outline-level="1"><text:span text:style-name="_5f_Caractères">C = 32 ─ 27</text:span></text:h>
        <text:p text:style-name="P23"><text:span text:style-name="_5f_Caractères">C = 32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─</text:span></text:span><text:span text:style-name="_5f_Caractères"><text:span text:style-name="T50">27</text:span></text:span><text:span text:style-name="_5f_Caractères">)</text:span></text:p>
        <text:p text:style-name="P23"><text:span text:style-name="_5f_Caractères">C =  </text:span><text:span text:style-name="_5f_Caractères"><text:span text:style-name="T50">5</text:span></text:span></text:p>
        <text:h text:style-name="_5f_Paragraphe" text:outline-level="1"><text:span text:style-name="_5f_Caractères">D = ─2,6 ─ 2,7</text:span></text:h>
        <text:p text:style-name="P23"><text:span text:style-name="_5f_Caractères">D = </text:span><text:span text:style-name="_5f_Caractères"><text:span text:style-name="T47">─</text:span></text:span><text:span text:style-name="_5f_Caractères"><text:span text:style-name="T49">2,</text:span></text:span><text:span text:style-name="_5f_Caractères"><text:span text:style-name="T50">6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pointillés_20_gris"><text:span text:style-name="T57">2</text:span></text:span><text:span text:style-name="_5f_pointillés_20_gris"><text:span text:style-name="T56">,</text:span></text:span><text:span text:style-name="_5f_pointillés_20_gris"><text:span text:style-name="T57">7</text:span></text:span><text:span text:style-name="_5f_Caractères"><text:span text:style-name="T47">)</text:span></text:span></text:p>
        <text:p text:style-name="P23"><text:span text:style-name="_5f_Caractères">D = </text:span><text:span text:style-name="_5f_Caractères"><text:span text:style-name="T47">─</text:span></text:span><text:span text:style-name="_5f_Caractères"><text:span text:style-name="T50">5</text:span></text:span><text:span text:style-name="_5f_Caractères"><text:span text:style-name="T49">,</text:span></text:span><text:span text:style-name="_5f_pointillés_20_gris"><text:span text:style-name="T57">3</text:span></text:span></text:p>
        <text:h text:style-name="P18" text:outline-level="1"><text:span text:style-name="_5f_Caractères">E = ─1,4 ─ (─2,3)</text:span></text:h>
        <text:p text:style-name="P23"><text:span text:style-name="_5f_Caractères">E = </text:span><text:span text:style-name="_5f_Caractères"><text:span text:style-name="T55">─1,4 + 2,</text:span></text:span><text:span text:style-name="_5f_Caractères"><text:span text:style-name="T57">3</text:span></text:span></text:p>
        <text:p text:style-name="P23"><text:span text:style-name="_5f_Caractères">E = </text:span><text:span text:style-name="_5f_Caractères"><text:span text:style-name="T50">0,9</text:span></text:span></text:p>
        <text:h text:style-name="_5f_Paragraphe" text:outline-level="1"><text:span text:style-name="_5f_Caractères">F = ─3,7 ─ 5,7</text:span></text:h>
        <text:p text:style-name="P23"><text:span text:style-name="_5f_Caractères">F = </text:span><text:span text:style-name="_5f_Caractères"><text:span text:style-name="T47">─</text:span></text:span><text:span text:style-name="_5f_Caractères"><text:span text:style-name="T50">3,7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pointillés_20_gris"><text:span text:style-name="T57">5</text:span></text:span><text:span text:style-name="_5f_pointillés_20_gris"><text:span text:style-name="T56">,</text:span></text:span><text:span text:style-name="_5f_pointillés_20_gris"><text:span text:style-name="T57">7</text:span></text:span><text:span text:style-name="_5f_Caractères"><text:span text:style-name="T47">)</text:span></text:span></text:p>
        <text:p text:style-name="P23"><text:span text:style-name="_5f_Caractères">F = </text:span><text:span text:style-name="_5f_Caractères"><text:span text:style-name="T47">─</text:span></text:span><text:span text:style-name="_5f_pointillés_20_gris"><text:span text:style-name="T57">9</text:span></text:span><text:span text:style-name="_5f_pointillés_20_gris"><text:span text:style-name="T56">,</text:span></text:span><text:span text:style-name="_5f_pointillés_20_gris"><text:span text:style-name="T57">4</text:span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62" text:outline-level="1"><text:span text:style-name="_5f_Caractères"><text:span text:style-name="T24">Dans</text:span></text:span><text:span text:style-name="_5f_Caractères"> chaque cas, transforme la soustraction en addition puis effectue le calcul.</text:span></text:h>
        </text:list-item>
      </text:list>
      <text:section text:style-name="Sect2" text:name="Section36">
        <text:h text:style-name="_5f_Paragraphe" text:outline-level="1"><text:span text:style-name="_5f_Caractères">A = ─21 ─ 25</text:span></text:h>
        <text:p text:style-name="P23"><text:span text:style-name="_5f_Caractères">A = ─21 </text:span><text:span text:style-name="_5f_Caractères"><text:span text:style-name="T47">+</text:span></text:span><text:span text:style-name="_5f_Caractères"> (</text:span><text:span text:style-name="_5f_Caractères"><text:span text:style-name="T47">─</text:span></text:span><text:span text:style-name="_5f_Caractères">25)</text:span></text:p>
        <text:p text:style-name="P23"><text:span text:style-name="_5f_Caractères">A =  </text:span><text:span text:style-name="_5f_Caractères"><text:span text:style-name="T47">─</text:span></text:span><text:span text:style-name="_5f_pointillés_20_gris"><text:span text:style-name="T57">4</text:span></text:span><text:span text:style-name="_5f_pointillés_20_gris"><text:span text:style-name="T58">6</text:span></text:span></text:p>
        <text:p text:style-name="_5f_Paragraphe_5f_Réponse_5f_Elève"><text:span text:style-name="_5f_pointillés_20_gris"/></text:p>
        <text:h text:style-name="_5f_Paragraphe" text:outline-level="1"><text:span text:style-name="_5f_Caractères">B = ─52 ─ (─14)</text:span></text:h>
        <text:p text:style-name="P23"><text:span text:style-name="_5f_Caractères">B = ─52 </text:span><text:span text:style-name="_5f_Caractères"><text:span text:style-name="T47">+</text:span></text:span><text:span text:style-name="_5f_Caractères"> </text:span><text:span text:style-name="_5f_Caractères"><text:span text:style-name="T60">1</text:span></text:span><text:span text:style-name="_5f_Caractères">4</text:span></text:p>
        <text:p text:style-name="P23"><text:span text:style-name="_5f_Caractères">B =  </text:span><text:span text:style-name="_5f_Caractères"><text:span text:style-name="T47">─</text:span></text:span><text:span text:style-name="_5f_pointillés_20_gris"><text:span text:style-name="T58">38</text:span></text:span></text:p>
        <text:p text:style-name="_5f_Paragraphe_5f_Réponse_5f_Elève"><text:span text:style-name="_5f_pointillés_20_gris"/></text:p>
        <text:p text:style-name="P19"><text:span text:style-name="_5f_Caractères">C = 42 ─ 29 </text:span></text:p>
        <text:p text:style-name="P23"><text:span text:style-name="_5f_Caractères">C = 42</text:span><text:span text:style-name="_5f_Caractères"><text:span text:style-name="T59"> </text:span></text:span><text:span text:style-name="_5f_Caractères"><text:span text:style-name="T47">+</text:span></text:span><text:span text:style-name="_5f_Caractères"> (</text:span><text:span text:style-name="_5f_Caractères"><text:span text:style-name="T47">─</text:span></text:span><text:span text:style-name="_5f_Caractères"><text:span text:style-name="T51">29</text:span></text:span><text:span text:style-name="_5f_Caractères">)</text:span></text:p>
        <text:p text:style-name="P23"><text:span text:style-name="_5f_Caractères">C =  </text:span><text:span text:style-name="_5f_pointillés_20_gris"> </text:span><text:span text:style-name="_5f_Caractères"><text:span text:style-name="T49">1</text:span></text:span><text:span text:style-name="_5f_Caractères"><text:span text:style-name="T51">3</text:span></text:span></text:p>
        <text:h text:style-name="_5f_Paragraphe" text:outline-level="1"><text:span text:style-name="_5f_Caractères">D = ─2,3 ─ 2,4</text:span></text:h>
        <text:p text:style-name="P23"><text:span text:style-name="_5f_Caractères">D = </text:span><text:span text:style-name="_5f_Caractères"><text:span text:style-name="T47">─</text:span></text:span><text:span text:style-name="_5f_Caractères"><text:span text:style-name="T51">2</text:span></text:span><text:span text:style-name="_5f_Caractères"><text:span text:style-name="T49">,</text:span></text:span><text:span text:style-name="_5f_Caractères"><text:span text:style-name="T51">3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Caractères"><text:span text:style-name="T51">2</text:span></text:span><text:span text:style-name="_5f_pointillés_20_gris"><text:span text:style-name="T56">,</text:span></text:span><text:span text:style-name="_5f_pointillés_20_gris"><text:span text:style-name="T58">4</text:span></text:span><text:span text:style-name="_5f_Caractères"><text:span text:style-name="T47">)</text:span></text:span></text:p>
        <text:p text:style-name="P23"><text:span text:style-name="_5f_Caractères">D = </text:span><text:span text:style-name="_5f_Caractères"><text:span text:style-name="T47">─</text:span></text:span><text:span text:style-name="_5f_pointillés_20_gris"><text:span text:style-name="T58">4,7</text:span></text:span></text:p>
        <text:p text:style-name="P19"><text:span text:style-name="_5f_Caractères">E = ─1,8 ─ (─2,5)</text:span></text:p>
        <text:p text:style-name="P23"><text:span text:style-name="_5f_Caractères">E = </text:span><text:span text:style-name="_5f_Caractères"><text:span text:style-name="T47">─1,8 + 2,5</text:span></text:span></text:p>
        <text:p text:style-name="P23"><text:span text:style-name="_5f_Caractères">E = </text:span><text:span text:style-name="_5f_pointillés_20_gris"><text:span text:style-name="T58">0,7</text:span></text:span></text:p>
        <text:h text:style-name="_5f_Paragraphe" text:outline-level="1"><text:span text:style-name="_5f_Caractères">F = ─3,8 ─ 5,8</text:span></text:h>
        <text:p text:style-name="P23"><text:span text:style-name="_5f_Caractères">F = </text:span><text:span text:style-name="_5f_Caractères"><text:span text:style-name="T47">─</text:span></text:span><text:span text:style-name="_5f_Caractères"><text:span text:style-name="T51">3</text:span></text:span><text:span text:style-name="_5f_Caractères"><text:span text:style-name="T49">,</text:span></text:span><text:span text:style-name="_5f_Caractères"><text:span text:style-name="T51">8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(─</text:span></text:span><text:span text:style-name="_5f_Caractères"><text:span text:style-name="T51">5</text:span></text:span><text:span text:style-name="_5f_pointillés_20_gris"><text:span text:style-name="T56">,</text:span></text:span><text:span text:style-name="_5f_pointillés_20_gris"><text:span text:style-name="T58">8</text:span></text:span><text:span text:style-name="_5f_Caractères"><text:span text:style-name="T47">)</text:span></text:span></text:p>
        <text:p text:style-name="P23"><text:span text:style-name="_5f_Caractères">F = </text:span><text:span text:style-name="_5f_Caractères"><text:span text:style-name="T47">─</text:span></text:span><text:span text:style-name="_5f_pointillés_20_gris"><text:span text:style-name="T58">9,6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Calcule mentalement les soustractions suivantes.</text:span></text:h>
        </text:list-item>
      </text:list>
      <text:section text:style-name="Sect2" text:name="Section37">
        <text:h text:style-name="_5f_Paragraphe" text:outline-level="1"><text:span text:style-name="_5f_Caractères">A = ─4</text:span><text:span text:style-name="_5f_pointillés_20_gris"><text:tab/></text:span><text:span text:style-name="_5f_Caractères">─ (─6) </text:span></text:h>
        <text:p text:style-name="P23"><text:span text:style-name="_5f_Caractères">A = </text:span><text:span text:style-name="_5f_Caractères"><text:span text:style-name="T51">2</text:span></text:span></text:p>
        <text:h text:style-name="_5f_Paragraphe" text:outline-level="1"><text:span text:style-name="_5f_Caractères">B = 1 ─ (─7) </text:span></text:h>
        <text:p text:style-name="P23"><text:span text:style-name="_5f_Caractères">B =  </text:span><text:span text:style-name="_5f_Caractères"><text:span text:style-name="T51">8</text:span></text:span></text:p>
        <text:h text:style-name="_5f_Paragraphe" text:outline-level="1"><text:span text:style-name="_5f_Caractères">C = 11</text:span><text:span text:style-name="_5f_pointillés_20_gris"><text:tab/></text:span><text:span text:style-name="_5f_Caractères">─ 8</text:span></text:h>
        <text:p text:style-name="P23"><text:span text:style-name="_5f_Caractères">C =</text:span><text:span text:style-name="_5f_pointillés_20_gris"> </text:span><text:span text:style-name="_5f_Caractères"><text:span text:style-name="T51">3</text:span></text:span></text:p>
        <text:h text:style-name="_5f_Paragraphe" text:outline-level="1"><text:span text:style-name="_5f_Caractères">D = ─ 6 ─ (─4)</text:span></text:h>
        <text:p text:style-name="P23"><text:span text:style-name="_5f_Caractères">D =  </text:span><text:span text:style-name="_5f_Caractères"><text:span text:style-name="T47">─</text:span></text:span><text:span text:style-name="_5f_Caractères_5f_correction"><text:span text:style-name="T59">0,3</text:span></text:span></text:p>
        <text:h text:style-name="_5f_Paragraphe" text:outline-level="1"><text:span text:style-name="_5f_Caractères">E = 9 ─ 13</text:span></text:h>
        <text:p text:style-name="P23"><text:span text:style-name="_5f_Caractères">E =  </text:span><text:span text:style-name="_5f_Caractères"><text:span text:style-name="T47">─</text:span></text:span><text:span text:style-name="_5f_Caractères"><text:span text:style-name="T51">3,5</text:span></text:span></text:p>
        <text:h text:style-name="_5f_Paragraphe" text:outline-level="1"><text:span text:style-name="_5f_Caractères">F = ─2</text:span><text:span text:style-name="_5f_pointillés_20_gris"><text:tab/></text:span><text:span text:style-name="_5f_Caractères"> ─ 3</text:span></text:h>
        <text:p text:style-name="P23"><text:span text:style-name="_5f_Caractères">F =  </text:span><text:span text:style-name="_5f_Caractères"><text:span text:style-name="T47">─</text:span></text:span><text:span text:style-name="_5f_Caractères"><text:span text:style-name="T51">6,1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Calcule mentalement les soustractions suivantes.</text:span></text:h>
        </text:list-item>
      </text:list>
      <text:section text:style-name="Sect2" text:name="Section38">
        <text:h text:style-name="_5f_Paragraphe" text:outline-level="1"><text:span text:style-name="_5f_Caractères">A = ─4,5 ─ (─6,7)</text:span></text:h>
        <text:p text:style-name="P23"><text:span text:style-name="_5f_Caractères">A =  </text:span><text:span text:style-name="_5f_Caractères"><text:span text:style-name="T51">2,2</text:span></text:span></text:p>
        <text:h text:style-name="_5f_Paragraphe" text:outline-level="1"><text:span text:style-name="_5f_Caractères">B = 1,2 ─ (─7,1)</text:span></text:h>
        <text:p text:style-name="P23"><text:span text:style-name="_5f_Caractères">B =   </text:span><text:span text:style-name="_5f_Caractères"><text:span text:style-name="T51">8,3</text:span></text:span></text:p>
        <text:h text:style-name="_5f_Paragraphe" text:outline-level="1"><text:span text:style-name="_5f_Caractères">C = 10,8 ─ 8,8 </text:span></text:h>
        <text:p text:style-name="P23"><text:span text:style-name="_5f_Caractères">C =  </text:span><text:span text:style-name="_5f_Caractères"><text:span text:style-name="T51">2</text:span></text:span></text:p>
        <text:h text:style-name="_5f_Paragraphe" text:outline-level="1"><text:span text:style-name="_5f_Caractères">D = ─4,6 ─ (─4,3) </text:span></text:h>
        <text:p text:style-name="P23"><text:span text:style-name="_5f_Caractères">D = </text:span><text:span text:style-name="_5f_Caractères"><text:span text:style-name="T47">─</text:span></text:span><text:span text:style-name="_5f_Caractères"><text:span text:style-name="T51">0,3</text:span></text:span></text:p>
        <text:h text:style-name="_5f_Paragraphe" text:outline-level="1"><text:span text:style-name="_5f_Caractères">E = 9,5 ─ 13</text:span></text:h>
        <text:p text:style-name="P23"><text:span text:style-name="_5f_Caractères">E =  </text:span><text:span text:style-name="_5f_Caractères"><text:span text:style-name="T47">─</text:span></text:span><text:span text:style-name="_5f_Caractères"><text:span text:style-name="T51">3,5</text:span></text:span></text:p>
        <text:h text:style-name="_5f_Paragraphe" text:outline-level="1"><text:span text:style-name="_5f_Caractères">F = ─2,4 ─ 3,7</text:span></text:h>
        <text:p text:style-name="P23"><text:span text:style-name="_5f_Caractères">F =  </text:span><text:span text:style-name="_5f_Caractères"><text:span text:style-name="T47">─</text:span></text:span><text:span text:style-name="_5f_Caractères"><text:span text:style-name="T51">6,1</text:span></text:span><text:span text:style-name="_5f_pointillés_20_gris"> 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62" text:outline-level="1"><text:soft-page-break/><text:span text:style-name="_5f_Caractères"><text:span text:style-name="T25">Dans </text:span></text:span><text:span text:style-name="_5f_Caractères">chaque ca</text:span><text:span text:style-name="_5f_Caractères"><text:span text:style-name="T26">s, calcule la distance entre les deux points de la droite graduée </text:span></text:span><text:span text:style-name="_5f_Caractères"><text:span text:style-name="T27">après avoir déterminé leurs abscisses</text:span></text:span><text:span text:style-name="_5f_Caractères"><text:span text:style-name="T26">.</text:span></text:span></text:h>
        </text:list-item>
      </text:list>
      <text:h text:style-name="P20" text:outline-level="1"><text:span text:style-name="_5f_Caractères"><draw:g text:anchor-type="as-char" draw:z-index="83" draw:name="Forme 1" draw:style-name="gr13"><draw:line draw:style-name="gr17" draw:text-style-name="P78" svg:x1="0cm" svg:y1="0.658cm" svg:x2="8.987cm" svg:y2="0.658cm"><text:p/></draw:line><draw:line draw:style-name="gr18" draw:text-style-name="P78" svg:x1="0.351cm" svg:y1="0.508cm" svg:x2="0.351cm" svg:y2="0.81cm"><text:p/></draw:line><draw:line draw:style-name="gr18" draw:text-style-name="P78" svg:x1="0.723cm" svg:y1="0.508cm" svg:x2="0.723cm" svg:y2="0.81cm"><text:p/></draw:line><draw:line draw:style-name="gr18" draw:text-style-name="P78" svg:x1="1.095cm" svg:y1="0.508cm" svg:x2="1.095cm" svg:y2="0.81cm"><text:p/></draw:line><draw:line draw:style-name="gr18" draw:text-style-name="P78" svg:x1="1.471cm" svg:y1="0.508cm" svg:x2="1.471cm" svg:y2="0.81cm"><text:p/></draw:line><draw:line draw:style-name="gr18" draw:text-style-name="P78" svg:x1="2.586cm" svg:y1="0.508cm" svg:x2="2.586cm" svg:y2="0.81cm"><text:p/></draw:line><draw:line draw:style-name="gr18" draw:text-style-name="P78" svg:x1="4.822cm" svg:y1="0.508cm" svg:x2="4.822cm" svg:y2="0.81cm"><text:p/></draw:line><draw:line draw:style-name="gr18" draw:text-style-name="P78" svg:x1="5.57cm" svg:y1="0.508cm" svg:x2="5.57cm" svg:y2="0.81cm"><text:p/></draw:line><draw:line draw:style-name="gr20" draw:text-style-name="P78" svg:x1="4.078cm" svg:y1="0.51cm" svg:x2="4.078cm" svg:y2="0.812cm"><text:p/></draw:line><draw:line draw:style-name="gr18" draw:text-style-name="P78" svg:x1="7.059cm" svg:y1="0.508cm" svg:x2="7.059cm" svg:y2="0.81cm"><text:p/></draw:line><draw:line draw:style-name="gr18" draw:text-style-name="P78" svg:x1="7.803cm" svg:y1="0.508cm" svg:x2="7.803cm" svg:y2="0.81cm"><text:p/></draw:line><draw:line draw:style-name="gr18" draw:text-style-name="P78" svg:x1="8.177cm" svg:y1="0.508cm" svg:x2="8.177cm" svg:y2="0.81cm"><text:p/></draw:line><draw:line draw:style-name="gr18" draw:text-style-name="P78" svg:x1="1.843cm" svg:y1="0.508cm" svg:x2="1.843cm" svg:y2="0.81cm"><text:p/></draw:line><draw:line draw:style-name="gr18" draw:text-style-name="P78" svg:x1="2.215cm" svg:y1="0.508cm" svg:x2="2.215cm" svg:y2="0.81cm"><text:p/></draw:line><draw:line draw:style-name="gr18" draw:text-style-name="P78" svg:x1="2.958cm" svg:y1="0.508cm" svg:x2="2.958cm" svg:y2="0.81cm"><text:p/></draw:line><draw:line draw:style-name="gr18" draw:text-style-name="P78" svg:x1="3.332cm" svg:y1="0.508cm" svg:x2="3.332cm" svg:y2="0.81cm"><text:p/></draw:line><draw:line draw:style-name="gr18" draw:text-style-name="P78" svg:x1="6.313cm" svg:y1="0.508cm" svg:x2="6.313cm" svg:y2="0.81cm"><text:p/></draw:line><draw:frame draw:style-name="gr27" draw:text-style-name="P79" svg:width="0.228cm" svg:height="0.482cm" svg:x="3.604cm" svg:y="0.87cm"><draw:text-box><text:p text:style-name="P71"><text:span text:style-name="T68">0</text:span></text:p></draw:text-box></draw:frame><draw:line draw:style-name="gr20" draw:text-style-name="P78" svg:x1="3.706cm" svg:y1="0.51cm" svg:x2="3.706cm" svg:y2="0.812cm"><text:p/></draw:line><draw:line draw:style-name="gr18" draw:text-style-name="P78" svg:x1="4.45cm" svg:y1="0.51cm" svg:x2="4.45cm" svg:y2="0.812cm"><text:p/></draw:line><draw:line draw:style-name="gr18" draw:text-style-name="P78" svg:x1="5.193cm" svg:y1="0.51cm" svg:x2="5.193cm" svg:y2="0.812cm"><text:p/></draw:line><draw:line draw:style-name="gr18" draw:text-style-name="P78" svg:x1="5.944cm" svg:y1="0.51cm" svg:x2="5.944cm" svg:y2="0.812cm"><text:p/></draw:line><draw:line draw:style-name="gr18" draw:text-style-name="P78" svg:x1="6.685cm" svg:y1="0.51cm" svg:x2="6.685cm" svg:y2="0.812cm"><text:p/></draw:line><draw:line draw:style-name="gr34" draw:text-style-name="P78" svg:x1="7.431cm" svg:y1="0.51cm" svg:x2="7.431cm" svg:y2="0.812cm"><text:p/></draw:line><draw:frame draw:style-name="gr27" draw:text-style-name="P79" svg:width="0.228cm" svg:height="0.482cm" svg:x="4.008cm" svg:y="0.87cm"><draw:text-box><text:p text:style-name="P71"><text:span text:style-name="T68">1</text:span></text:p></draw:text-box></draw:frame><draw:frame draw:style-name="gr41" draw:text-style-name="P79" svg:width="0.246cm" svg:height="0.482cm" svg:x="4.344cm" svg:y="0.041cm"><draw:text-box><text:p text:style-name="P71"><text:span text:style-name="T68">A</text:span></text:p></draw:text-box></draw:frame><draw:frame draw:style-name="gr41" draw:text-style-name="P79" svg:width="0.246cm" svg:height="0.482cm" svg:x="8.075cm" svg:y="0cm"><draw:text-box><text:p text:style-name="P71"><text:span text:style-name="T68">B</text:span></text:p></draw:text-box></draw:frame><draw:g draw:style-name="gr14"><draw:line draw:style-name="gr42" draw:text-style-name="P77" svg:x1="4.344cm" svg:y1="0.755cm" svg:x2="4.545cm" svg:y2="0.556cm"><text:p/></draw:line><draw:line draw:style-name="gr43" draw:text-style-name="P77" svg:x1="4.545cm" svg:y1="0.755cm" svg:x2="4.344cm" svg:y2="0.556cm"><text:p/></draw:line></draw:g><draw:g draw:style-name="gr14"><draw:line draw:style-name="gr44" draw:text-style-name="P77" svg:x1="8.073cm" svg:y1="0.752cm" svg:x2="8.274cm" svg:y2="0.563cm"><text:p/></draw:line><draw:line draw:style-name="gr45" draw:text-style-name="P77" svg:x1="8.274cm" svg:y1="0.752cm" svg:x2="8.073cm" svg:y2="0.563cm"><text:p/></draw:line></draw:g></draw:g></text:span></text:h>
      <text:p text:style-name="P24"><text:span text:style-name="_5f_Correction_20_surligné"><text:span text:style-name="T47">AB = 12 − 2 = 10</text:span></text:span></text:p>
      <text:h text:style-name="_5f_Paragraphe" text:outline-level="1"><text:span text:style-name="_5f_Caractères"><draw:g text:anchor-type="as-char" draw:z-index="84" draw:name="Forme 2" draw:style-name="gr13"><draw:g draw:style-name="gr14"><draw:line draw:style-name="gr32" draw:text-style-name="P77" svg:x1="2.111cm" svg:y1="0.757cm" svg:x2="2.31cm" svg:y2="0.556cm"><text:p/></draw:line><draw:line draw:style-name="gr33" draw:text-style-name="P77" svg:x1="2.31cm" svg:y1="0.757cm" svg:x2="2.111cm" svg:y2="0.556cm"><text:p/></draw:line></draw:g><draw:line draw:style-name="gr17" draw:text-style-name="P78" svg:x1="0cm" svg:y1="0.658cm" svg:x2="8.987cm" svg:y2="0.658cm"><text:p/></draw:line><draw:line draw:style-name="gr18" draw:text-style-name="P78" svg:x1="0.351cm" svg:y1="0.508cm" svg:x2="0.351cm" svg:y2="0.81cm"><text:p/></draw:line><draw:line draw:style-name="gr18" draw:text-style-name="P78" svg:x1="0.721cm" svg:y1="0.508cm" svg:x2="0.721cm" svg:y2="0.81cm"><text:p/></draw:line><draw:line draw:style-name="gr18" draw:text-style-name="P78" svg:x1="1.095cm" svg:y1="0.508cm" svg:x2="1.095cm" svg:y2="0.81cm"><text:p/></draw:line><draw:line draw:style-name="gr18" draw:text-style-name="P78" svg:x1="1.469cm" svg:y1="0.508cm" svg:x2="1.469cm" svg:y2="0.81cm"><text:p/></draw:line><draw:line draw:style-name="gr18" draw:text-style-name="P78" svg:x1="2.586cm" svg:y1="0.508cm" svg:x2="2.586cm" svg:y2="0.81cm"><text:p/></draw:line><draw:line draw:style-name="gr18" draw:text-style-name="P78" svg:x1="4.822cm" svg:y1="0.508cm" svg:x2="4.822cm" svg:y2="0.81cm"><text:p/></draw:line><draw:line draw:style-name="gr18" draw:text-style-name="P78" svg:x1="5.57cm" svg:y1="0.508cm" svg:x2="5.57cm" svg:y2="0.81cm"><text:p/></draw:line><draw:line draw:style-name="gr34" draw:text-style-name="P78" svg:x1="4.076cm" svg:y1="0.51cm" svg:x2="4.076cm" svg:y2="0.812cm"><text:p/></draw:line><draw:line draw:style-name="gr18" draw:text-style-name="P78" svg:x1="7.059cm" svg:y1="0.508cm" svg:x2="7.059cm" svg:y2="0.81cm"><text:p/></draw:line><draw:line draw:style-name="gr18" draw:text-style-name="P78" svg:x1="7.803cm" svg:y1="0.508cm" svg:x2="7.803cm" svg:y2="0.81cm"><text:p/></draw:line><draw:line draw:style-name="gr18" draw:text-style-name="P78" svg:x1="8.177cm" svg:y1="0.508cm" svg:x2="8.177cm" svg:y2="0.81cm"><text:p/></draw:line><draw:line draw:style-name="gr18" draw:text-style-name="P78" svg:x1="1.843cm" svg:y1="0.508cm" svg:x2="1.843cm" svg:y2="0.81cm"><text:p/></draw:line><draw:line draw:style-name="gr18" draw:text-style-name="P78" svg:x1="2.215cm" svg:y1="0.508cm" svg:x2="2.215cm" svg:y2="0.81cm"><text:p/></draw:line><draw:line draw:style-name="gr18" draw:text-style-name="P78" svg:x1="2.958cm" svg:y1="0.508cm" svg:x2="2.958cm" svg:y2="0.81cm"><text:p/></draw:line><draw:line draw:style-name="gr18" draw:text-style-name="P78" svg:x1="3.33cm" svg:y1="0.508cm" svg:x2="3.33cm" svg:y2="0.81cm"><text:p/></draw:line><draw:line draw:style-name="gr18" draw:text-style-name="P78" svg:x1="6.313cm" svg:y1="0.508cm" svg:x2="6.313cm" svg:y2="0.81cm"><text:p/></draw:line><draw:frame draw:style-name="gr35" draw:text-style-name="P79" svg:width="0.733cm" svg:height="0.482cm" svg:x="3.343cm" svg:y="0.87cm"><draw:text-box><text:p><text:span text:style-name="T67">−</text:span><text:span text:style-name="T68">30</text:span></text:p></draw:text-box></draw:frame><draw:line draw:style-name="gr36" draw:text-style-name="P78" svg:x1="3.706cm" svg:y1="0.51cm" svg:x2="3.706cm" svg:y2="0.812cm"><text:p/></draw:line><draw:line draw:style-name="gr18" draw:text-style-name="P78" svg:x1="4.45cm" svg:y1="0.51cm" svg:x2="4.45cm" svg:y2="0.812cm"><text:p/></draw:line><draw:line draw:style-name="gr18" draw:text-style-name="P78" svg:x1="5.193cm" svg:y1="0.51cm" svg:x2="5.193cm" svg:y2="0.812cm"><text:p/></draw:line><draw:line draw:style-name="gr18" draw:text-style-name="P78" svg:x1="5.944cm" svg:y1="0.51cm" svg:x2="5.944cm" svg:y2="0.812cm"><text:p/></draw:line><draw:line draw:style-name="gr18" draw:text-style-name="P78" svg:x1="6.683cm" svg:y1="0.51cm" svg:x2="6.683cm" svg:y2="0.812cm"><text:p/></draw:line><draw:line draw:style-name="gr20" draw:text-style-name="P78" svg:x1="7.431cm" svg:y1="0.51cm" svg:x2="7.431cm" svg:y2="0.812cm"><text:p/></draw:line><draw:frame draw:style-name="gr35" draw:text-style-name="P79" svg:width="0.733cm" svg:height="0.482cm" svg:x="7.084cm" svg:y="0.87cm"><draw:text-box><text:p><text:span text:style-name="T67">−</text:span><text:span text:style-name="T68">20</text:span></text:p></draw:text-box></draw:frame><draw:frame draw:style-name="gr37" draw:text-style-name="P79" svg:width="0.251cm" svg:height="0.482cm" svg:x="2.104cm" svg:y="0.03cm"><draw:text-box><text:p text:style-name="P71"><text:span text:style-name="T68">C</text:span></text:p></draw:text-box></draw:frame><draw:frame draw:style-name="gr38" draw:text-style-name="P79" svg:width="0.276cm" svg:height="0.482cm" svg:x="5.091cm" svg:y="0cm"><draw:text-box><text:p text:style-name="P71"><text:span text:style-name="T68">D</text:span></text:p></draw:text-box></draw:frame><draw:g draw:style-name="gr14"><draw:line draw:style-name="gr39" draw:text-style-name="P77" svg:x1="5.092cm" svg:y1="0.757cm" svg:x2="5.291cm" svg:y2="0.556cm"><text:p/></draw:line><draw:line draw:style-name="gr40" draw:text-style-name="P77" svg:x1="5.291cm" svg:y1="0.757cm" svg:x2="5.092cm" svg:y2="0.556cm"><text:p/></draw:line></draw:g></draw:g></text:span></text:h>
      <text:p text:style-name="P24"><text:span text:style-name="_5f_Correction_20_surligné"><text:span text:style-name="T47">CD = −26 − (−34) = 8</text:span></text:span></text:p>
      <text:h text:style-name="_5f_Paragraphe" text:outline-level="1"><text:span text:style-name="_5f_Caractères"><draw:g text:anchor-type="as-char" draw:z-index="85" draw:name="Forme 3" draw:style-name="gr13"><draw:g draw:style-name="gr14"><draw:line draw:style-name="gr25" draw:text-style-name="P77" svg:x1="2.477cm" svg:y1="0.764cm" svg:x2="2.676cm" svg:y2="0.563cm"><text:p/></draw:line><draw:line draw:style-name="gr26" draw:text-style-name="P77" svg:x1="2.676cm" svg:y1="0.764cm" svg:x2="2.477cm" svg:y2="0.563cm"><text:p/></draw:line></draw:g><draw:line draw:style-name="gr17" draw:text-style-name="P78" svg:x1="0cm" svg:y1="0.669cm" svg:x2="8.987cm" svg:y2="0.669cm"><text:p/></draw:line><draw:line draw:style-name="gr18" draw:text-style-name="P78" svg:x1="0.347cm" svg:y1="0.519cm" svg:x2="0.347cm" svg:y2="0.821cm"><text:p/></draw:line><draw:line draw:style-name="gr18" draw:text-style-name="P78" svg:x1="0.721cm" svg:y1="0.519cm" svg:x2="0.721cm" svg:y2="0.821cm"><text:p/></draw:line><draw:line draw:style-name="gr18" draw:text-style-name="P78" svg:x1="1.094cm" svg:y1="0.519cm" svg:x2="1.094cm" svg:y2="0.821cm"><text:p/></draw:line><draw:line draw:style-name="gr18" draw:text-style-name="P78" svg:x1="1.468cm" svg:y1="0.519cm" svg:x2="1.468cm" svg:y2="0.821cm"><text:p/></draw:line><draw:line draw:style-name="gr18" draw:text-style-name="P78" svg:x1="2.581cm" svg:y1="0.519cm" svg:x2="2.581cm" svg:y2="0.821cm"><text:p/></draw:line><draw:line draw:style-name="gr18" draw:text-style-name="P78" svg:x1="4.821cm" svg:y1="0.519cm" svg:x2="4.821cm" svg:y2="0.821cm"><text:p/></draw:line><draw:line draw:style-name="gr18" draw:text-style-name="P78" svg:x1="5.562cm" svg:y1="0.519cm" svg:x2="5.562cm" svg:y2="0.821cm"><text:p/></draw:line><draw:line draw:style-name="gr18" draw:text-style-name="P78" svg:x1="4.075cm" svg:y1="0.519cm" svg:x2="4.075cm" svg:y2="0.821cm"><text:p/></draw:line><draw:line draw:style-name="gr18" draw:text-style-name="P78" svg:x1="7.056cm" svg:y1="0.519cm" svg:x2="7.056cm" svg:y2="0.821cm"><text:p/></draw:line><draw:line draw:style-name="gr18" draw:text-style-name="P78" svg:x1="7.802cm" svg:y1="0.519cm" svg:x2="7.802cm" svg:y2="0.821cm"><text:p/></draw:line><draw:line draw:style-name="gr18" draw:text-style-name="P78" svg:x1="8.174cm" svg:y1="0.519cm" svg:x2="8.174cm" svg:y2="0.821cm"><text:p/></draw:line><draw:line draw:style-name="gr18" draw:text-style-name="P78" svg:x1="1.838cm" svg:y1="0.519cm" svg:x2="1.838cm" svg:y2="0.821cm"><text:p/></draw:line><draw:line draw:style-name="gr18" draw:text-style-name="P78" svg:x1="2.212cm" svg:y1="0.519cm" svg:x2="2.212cm" svg:y2="0.821cm"><text:p/></draw:line><draw:line draw:style-name="gr18" draw:text-style-name="P78" svg:x1="2.955cm" svg:y1="0.519cm" svg:x2="2.955cm" svg:y2="0.821cm"><text:p/></draw:line><draw:line draw:style-name="gr18" draw:text-style-name="P78" svg:x1="3.328cm" svg:y1="0.519cm" svg:x2="3.328cm" svg:y2="0.821cm"><text:p/></draw:line><draw:line draw:style-name="gr18" draw:text-style-name="P78" svg:x1="6.309cm" svg:y1="0.519cm" svg:x2="6.309cm" svg:y2="0.821cm"><text:p/></draw:line><draw:frame draw:style-name="gr27" draw:text-style-name="P79" svg:width="0.228cm" svg:height="0.482cm" svg:x="3.602cm" svg:y="0.88cm"><draw:text-box><text:p text:style-name="P71"><text:span text:style-name="T68">0</text:span></text:p></draw:text-box></draw:frame><draw:line draw:style-name="gr20" draw:text-style-name="P78" svg:x1="3.702cm" svg:y1="0.519cm" svg:x2="3.702cm" svg:y2="0.821cm"><text:p/></draw:line><draw:line draw:style-name="gr18" draw:text-style-name="P78" svg:x1="4.447cm" svg:y1="0.519cm" svg:x2="4.447cm" svg:y2="0.821cm"><text:p/></draw:line><draw:line draw:style-name="gr18" draw:text-style-name="P78" svg:x1="5.188cm" svg:y1="0.519cm" svg:x2="5.188cm" svg:y2="0.821cm"><text:p/></draw:line><draw:line draw:style-name="gr18" draw:text-style-name="P78" svg:x1="5.935cm" svg:y1="0.519cm" svg:x2="5.935cm" svg:y2="0.821cm"><text:p/></draw:line><draw:line draw:style-name="gr18" draw:text-style-name="P78" svg:x1="6.682cm" svg:y1="0.519cm" svg:x2="6.682cm" svg:y2="0.821cm"><text:p/></draw:line><draw:line draw:style-name="gr20" draw:text-style-name="P78" svg:x1="7.428cm" svg:y1="0.519cm" svg:x2="7.428cm" svg:y2="0.821cm"><text:p/></draw:line><draw:frame draw:style-name="gr27" draw:text-style-name="P79" svg:width="0.228cm" svg:height="0.482cm" svg:x="7.331cm" svg:y="0.88cm"><draw:text-box><text:p text:style-name="P71"><text:span text:style-name="T68">1</text:span></text:p></draw:text-box></draw:frame><draw:frame draw:style-name="gr28" draw:text-style-name="P79" svg:width="0.219cm" svg:height="0.482cm" svg:x="2.485cm" svg:y="0cm"><draw:text-box><text:p text:style-name="P71"><text:span text:style-name="T68">F</text:span></text:p></draw:text-box></draw:frame><draw:frame draw:style-name="gr29" draw:text-style-name="P79" svg:width="0.249cm" svg:height="0.482cm" svg:x="5.064cm" svg:y="0cm"><draw:text-box><text:p text:style-name="P71"><text:span text:style-name="T68">E</text:span></text:p></draw:text-box></draw:frame><draw:g draw:style-name="gr14"><draw:line draw:style-name="gr30" draw:text-style-name="P77" svg:x1="5.091cm" svg:y1="0.769cm" svg:x2="5.29cm" svg:y2="0.568cm"><text:p/></draw:line><draw:line draw:style-name="gr31" draw:text-style-name="P77" svg:x1="5.29cm" svg:y1="0.769cm" svg:x2="5.091cm" svg:y2="0.568cm"><text:p/></draw:line></draw:g></draw:g></text:span></text:h>
      <text:h text:style-name="P2" text:outline-level="1"><text:span text:style-name="_5f_Correction_20_surligné"><text:span text:style-name="T47">EF = 0,4 − (−0,3) = 0,7</text:span></text:span><text:span text:style-name="_5f_pointillés_20_gris"><draw:g text:anchor-type="as-char" draw:z-index="86" draw:name="Forme 4" draw:style-name="gr13"><draw:g draw:style-name="gr14"><draw:line draw:style-name="gr15" draw:text-style-name="P77" svg:x1="2.11cm" svg:y1="0.697cm" svg:x2="2.309cm" svg:y2="0.496cm"><text:p/></draw:line><draw:line draw:style-name="gr16" draw:text-style-name="P77" svg:x1="2.309cm" svg:y1="0.697cm" svg:x2="2.11cm" svg:y2="0.496cm"><text:p/></draw:line></draw:g><draw:line draw:style-name="gr17" draw:text-style-name="P78" svg:x1="0cm" svg:y1="0.598cm" svg:x2="8.987cm" svg:y2="0.598cm"><text:p/></draw:line><draw:line draw:style-name="gr18" draw:text-style-name="P78" svg:x1="0.351cm" svg:y1="0.448cm" svg:x2="0.351cm" svg:y2="0.75cm"><text:p/></draw:line><draw:line draw:style-name="gr18" draw:text-style-name="P78" svg:x1="0.721cm" svg:y1="0.448cm" svg:x2="0.721cm" svg:y2="0.75cm"><text:p/></draw:line><draw:line draw:style-name="gr18" draw:text-style-name="P78" svg:x1="1.094cm" svg:y1="0.448cm" svg:x2="1.094cm" svg:y2="0.75cm"><text:p/></draw:line><draw:line draw:style-name="gr18" draw:text-style-name="P78" svg:x1="1.468cm" svg:y1="0.448cm" svg:x2="1.468cm" svg:y2="0.75cm"><text:p/></draw:line><draw:line draw:style-name="gr18" draw:text-style-name="P78" svg:x1="2.584cm" svg:y1="0.448cm" svg:x2="2.584cm" svg:y2="0.75cm"><text:p/></draw:line><draw:line draw:style-name="gr18" draw:text-style-name="P78" svg:x1="4.821cm" svg:y1="0.448cm" svg:x2="4.821cm" svg:y2="0.75cm"><text:p/></draw:line><draw:line draw:style-name="gr18" draw:text-style-name="P78" svg:x1="5.565cm" svg:y1="0.448cm" svg:x2="5.565cm" svg:y2="0.75cm"><text:p/></draw:line><draw:line draw:style-name="gr18" draw:text-style-name="P78" svg:x1="4.075cm" svg:y1="0.45cm" svg:x2="4.075cm" svg:y2="0.752cm"><text:p/></draw:line><draw:line draw:style-name="gr18" draw:text-style-name="P78" svg:x1="7.057cm" svg:y1="0.448cm" svg:x2="7.057cm" svg:y2="0.75cm"><text:p/></draw:line><draw:line draw:style-name="gr18" draw:text-style-name="P78" svg:x1="7.802cm" svg:y1="0.448cm" svg:x2="7.802cm" svg:y2="0.75cm"><text:p/></draw:line><draw:line draw:style-name="gr18" draw:text-style-name="P78" svg:x1="8.174cm" svg:y1="0.448cm" svg:x2="8.174cm" svg:y2="0.75cm"><text:p/></draw:line><draw:line draw:style-name="gr18" draw:text-style-name="P78" svg:x1="1.838cm" svg:y1="0.448cm" svg:x2="1.838cm" svg:y2="0.75cm"><text:p/></draw:line><draw:line draw:style-name="gr18" draw:text-style-name="P78" svg:x1="2.212cm" svg:y1="0.448cm" svg:x2="2.212cm" svg:y2="0.75cm"><text:p/></draw:line><draw:line draw:style-name="gr18" draw:text-style-name="P78" svg:x1="2.958cm" svg:y1="0.448cm" svg:x2="2.958cm" svg:y2="0.75cm"><text:p/></draw:line><draw:line draw:style-name="gr18" draw:text-style-name="P78" svg:x1="3.328cm" svg:y1="0.448cm" svg:x2="3.328cm" svg:y2="0.75cm"><text:p/></draw:line><draw:line draw:style-name="gr18" draw:text-style-name="P78" svg:x1="6.311cm" svg:y1="0.448cm" svg:x2="6.311cm" svg:y2="0.75cm"><text:p/></draw:line><draw:frame draw:style-name="gr19" draw:text-style-name="P79" svg:width="1.294cm" svg:height="0.482cm" svg:x="3.073cm" svg:y="0.81cm"><draw:text-box><text:p><text:span text:style-name="T67">−</text:span><text:span text:style-name="T68">4 900</text:span></text:p></draw:text-box></draw:frame><draw:line draw:style-name="gr20" draw:text-style-name="P78" svg:x1="3.704cm" svg:y1="0.45cm" svg:x2="3.704cm" svg:y2="0.752cm"><text:p/></draw:line><draw:line draw:style-name="gr18" draw:text-style-name="P78" svg:x1="4.447cm" svg:y1="0.45cm" svg:x2="4.447cm" svg:y2="0.752cm"><text:p/></draw:line><draw:line draw:style-name="gr18" draw:text-style-name="P78" svg:x1="5.191cm" svg:y1="0.45cm" svg:x2="5.191cm" svg:y2="0.752cm"><text:p/></draw:line><draw:line draw:style-name="gr18" draw:text-style-name="P78" svg:x1="5.939cm" svg:y1="0.45cm" svg:x2="5.939cm" svg:y2="0.752cm"><text:p/></draw:line><draw:line draw:style-name="gr18" draw:text-style-name="P78" svg:x1="6.683cm" svg:y1="0.45cm" svg:x2="6.683cm" svg:y2="0.752cm"><text:p/></draw:line><draw:line draw:style-name="gr20" draw:text-style-name="P78" svg:x1="7.428cm" svg:y1="0.45cm" svg:x2="7.428cm" svg:y2="0.752cm"><text:p/></draw:line><draw:frame draw:style-name="gr19" draw:text-style-name="P79" svg:width="1.294cm" svg:height="0.482cm" svg:x="6.802cm" svg:y="0.81cm"><draw:text-box><text:p><text:span text:style-name="T67">−</text:span><text:span text:style-name="T68">4 800</text:span></text:p></draw:text-box></draw:frame><draw:frame draw:style-name="gr21" draw:text-style-name="P79" svg:width="0.278cm" svg:height="0.415cm" svg:x="2.103cm" svg:y="0cm"><draw:text-box><text:p text:style-name="P71"><text:span text:style-name="T68">G</text:span></text:p></draw:text-box></draw:frame><draw:frame draw:style-name="gr22" draw:text-style-name="P79" svg:width="0.269cm" svg:height="0.415cm" svg:x="5.473cm" svg:y="0cm"><draw:text-box><text:p text:style-name="P71"><text:span text:style-name="T68">H</text:span></text:p></draw:text-box></draw:frame><draw:g draw:style-name="gr14"><draw:line draw:style-name="gr23" draw:text-style-name="P77" svg:x1="5.461cm" svg:y1="0.697cm" svg:x2="5.66cm" svg:y2="0.496cm"><text:p/></draw:line><draw:line draw:style-name="gr24" draw:text-style-name="P77" svg:x1="5.66cm" svg:y1="0.697cm" svg:x2="5.461cm" svg:y2="0.496cm"><text:p/></draw:line></draw:g></draw:g></text:span></text:h>
      <text:p text:style-name="P25"><text:span text:style-name="_5f_Correction_20_surligné"><text:span text:style-name="T52">GH</text:span></text:span><text:span text:style-name="_5f_Correction_20_surligné"><text:span text:style-name="T47"> = −4 850 − (−4 940) = 90</text:span></text:span></text:p>
      <text:list text:continue-numbering="true" text:style-name="_5f_Numérotation_20_des_20_exercices">
        <text:list-item>
          <text:h text:style-name="P61" text:outline-level="1"><text:span text:style-name="_5f_Caractères"><text:span text:style-name="T24">Dans</text:span></text:span><text:span text:style-name="_5f_Caractères"> chaque cas, transforme la (ou les) soustraction(s) en addition(s) puis effectue les calculs en </text:span><text:span text:style-name="_5f_Caractères"><text:span text:style-name="T23">commençant par ajouter</text:span></text:span><text:span text:style-name="_5f_Caractères"> les termes de même signe.</text:span></text:h>
        </text:list-item>
      </text:list>
      <text:section text:style-name="Sect3" text:name="Section1">
        <text:h text:style-name="P21" text:outline-level="1"><text:span text:style-name="_5f_Caractères">A = − 3 +  6 − (− 8)</text:span></text:h>
        <text:p text:style-name="P23"><text:span text:style-name="_5f_Caractères"><text:span text:style-name="T9">A = − 3 +  6 + <text:s/></text:span></text:span><text:span text:style-name="_5f_Caractères_5f_gras"><text:span text:style-name="T10">8</text:span></text:span></text:p>
        <text:p text:style-name="P23"><text:span text:style-name="_5f_Caractères"><text:span text:style-name="T9">A =  </text:span></text:span><text:span text:style-name="_5f_Caractères_5f_gras"><text:span text:style-name="T11">14</text:span></text:span><text:span text:style-name="_5f_pointillés_20_gris"><text:span text:style-name="T9"> </text:span></text:span><text:span text:style-name="_5f_Caractères"><text:span text:style-name="T9">+</text:span></text:span><text:span text:style-name="_5f_Caractères"> (− 3)</text:span></text:p>
        <text:p text:style-name="P23"><text:span text:style-name="_5f_Caractères"><text:span text:style-name="T9">A = </text:span></text:span><text:span text:style-name="_5f_pointillés_20_gris"><text:span text:style-name="T9"><text:s/></text:span></text:span><text:span text:style-name="_5f_Caractères_5f_gras"><text:span text:style-name="T11">11</text:span></text:span></text:p>
        <text:h text:style-name="P21" text:outline-level="1"><text:span text:style-name="_5f_Caractères">B =  2 −  3 −  4</text:span></text:h>
        <text:p text:style-name="P23"><text:span text:style-name="_5f_Caractères">B =  2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3</text:span></text:span><text:span text:style-name="_5f_Caractères">)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</text:span></text:span><text:span text:style-name="_5f_Caractères"><text:span text:style-name="T53">4</text:span></text:span><text:span text:style-name="_5f_Caractères">)</text:span></text:p>
        <text:p text:style-name="P23"><text:span text:style-name="_5f_Caractères">B =  </text:span><text:span text:style-name="_5f_Caractères"><text:span text:style-name="T47">2</text:span></text:span><text:span text:style-name="_5f_pointillés_20_gris"> </text:span><text:span text:style-name="_5f_Caractères">+ (− </text:span><text:span text:style-name="_5f_Caractères"><text:span text:style-name="T53">7</text:span></text:span><text:span text:style-name="_5f_Caractères">)</text:span></text:p>
        <text:p text:style-name="P23"><text:span text:style-name="_5f_Caractères"><text:span text:style-name="T9">B = </text:span></text:span><text:span text:style-name="_5f_Caractères"><text:span text:style-name="T12">− </text:span></text:span><text:span text:style-name="_5f_Caractères"><text:span text:style-name="T13">5</text:span></text:span></text:p>
      </text:section>
      <text:h text:style-name="P21" text:outline-level="1"><text:span text:style-name="_5f_Caractères">C = − 5 −  3 − (− 4) + (− 10)</text:span></text:h>
      <text:p text:style-name="P23"><text:span text:style-name="_5f_Caractères">C = </text:span><text:span text:style-name="_5f_Caractères"><text:span text:style-name="T12">− </text:span></text:span><text:span text:style-name="_5f_Caractères"><text:span text:style-name="T13">5</text:span></text:span><text:span text:style-name="_5f_pointillés_20_gris">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3</text:span></text:span><text:span text:style-name="_5f_Caractères">) </text:span><text:span text:style-name="_5f_Caractères"><text:span text:style-name="T47">+</text:span></text:span><text:span text:style-name="_5f_pointillés_20_gris"> </text:span><text:span text:style-name="_5f_Caractères"><text:span text:style-name="T47"> </text:span></text:span><text:span text:style-name="_5f_Caractères"><text:span text:style-name="T53">4</text:span></text:span><text:span text:style-name="_5f_Caractères">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</text:span></text:span><text:span text:style-name="_5f_Caractères"><text:span text:style-name="T53">10</text:span></text:span><text:span text:style-name="_5f_Caractères">)</text:span></text:p>
      <text:p text:style-name="P23"><text:span text:style-name="_5f_Caractères">C = </text:span><text:span text:style-name="_5f_Caractères"><text:span text:style-name="T12">− </text:span></text:span><text:span text:style-name="_5f_Caractères"><text:span text:style-name="T13">18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 </text:span></text:span><text:span text:style-name="_5f_Caractères"><text:span text:style-name="T53">4</text:span></text:span></text:p>
      <text:p text:style-name="P23"><text:span text:style-name="_5f_Caractères"><text:span text:style-name="T15">C = </text:span></text:span><text:span text:style-name="_5f_Caractères"><text:span text:style-name="T10">− </text:span></text:span><text:span text:style-name="_5f_Caractères"><text:span text:style-name="T11">14</text:span></text:span></text:p>
      <text:list text:continue-numbering="true" text:style-name="_5f_Numérotation_20_des_20_exercices">
        <text:list-item>
          <text:h text:style-name="P63" text:outline-level="1"><text:span text:style-name="_5f_Caractères"><text:span text:style-name="T15">Dans chaque cas, transforme l'expression </text:span></text:span><text:span text:style-name="_5f_Caractères"><text:span text:style-name="T16">numérique </text:span></text:span><text:span text:style-name="_5f_Caractères"><text:span text:style-name="T15">en suite d'additions.</text:span></text:span></text:h>
        </text:list-item>
      </text:list>
      <text:section text:style-name="Sect1" text:name="Section40">
        <text:section text:style-name="Sect2" text:name="Section3">
          <text:h text:style-name="_5f_Paragraphe" text:outline-level="1"><text:span text:style-name="_5f_Caractères"><text:span text:style-name="T15">A = − 7 +  1 − (− 10)</text:span></text:span></text:h>
          <text:p text:style-name="P23"><text:span text:style-name="_5f_Caractères"><text:span text:style-name="T15">A =</text:span></text:span><text:span text:style-name="_5f_Caractères_5f_gras"><text:span text:style-name="T15"> </text:span></text:span><text:span text:style-name="_5f_Caractères_5f_gras"><text:span text:style-name="T18">− 7 +  1 + 10</text:span></text:span></text:p>
          <text:h text:style-name="_5f_Paragraphe" text:outline-level="1"><text:span text:style-name="_5f_Caractères"><text:span text:style-name="T15">B =  9 − (− 9) −  20</text:span></text:span></text:h>
          <text:p text:style-name="P23"><text:span text:style-name="_5f_Caractères"><text:span text:style-name="T15">B = </text:span></text:span><text:span text:style-name="_5f_Caractères_5f_gras"><text:span text:style-name="T18">9 + 9 </text:span></text:span><text:span text:style-name="_5f_Caractères"><text:span text:style-name="T18">+</text:span></text:span><text:span text:style-name="_5f_pointillés_20_gris"><text:span text:style-name="T18"> </text:span></text:span><text:span text:style-name="_5f_Caractères"><text:span text:style-name="T18">(─</text:span></text:span><text:span text:style-name="_5f_Caractères_5f_gras"><text:span text:style-name="T18">20</text:span></text:span><text:span text:style-name="_5f_Caractères"><text:span text:style-name="T18">)</text:span></text:span></text:p>
        </text:section>
        <text:h text:style-name="_5f_Paragraphe" text:outline-level="1"><text:span text:style-name="_5f_Caractères"><text:span text:style-name="T15">C =  10 + (− 8) − (− 3) +  4 −  2</text:span></text:span></text:h>
        <text:p text:style-name="P23"><text:span text:style-name="_5f_Caractères"><text:span text:style-name="T15">C = </text:span></text:span><text:span text:style-name="_5f_Caractères_5f_gras"><text:span text:style-name="T18">10 + (− 8) +  3 +  4 + (− </text:span></text:span><text:span text:style-name="_5f_Caractères_5f_gras"><text:span text:style-name="T19">2</text:span></text:span><text:span text:style-name="_5f_Caractères_5f_gras"><text:span text:style-name="T18">)</text:span></text:span></text:p>
        <text:h text:style-name="_5f_Paragraphe" text:outline-level="1"><text:span text:style-name="_5f_Caractères"><text:span text:style-name="T15">D = − 108 −  97 + (− 31) − (− 129) −  61</text:span></text:span></text:h>
        <text:p text:style-name="P23"><text:span text:style-name="_5f_Caractères"><text:span text:style-name="T15">D = </text:span></text:span><text:span text:style-name="_5f_Caractères_5f_gras"><text:span text:style-name="T18">− 108 +  (− </text:span></text:span><text:span text:style-name="_5f_Caractères_5f_gras"><text:span text:style-name="T19">97</text:span></text:span><text:span text:style-name="_5f_Caractères_5f_gras"><text:span text:style-name="T18">) + (− 31) +  129 +  (− 61)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<text:span text:style-name="T24">Dans</text:span></text:span><text:span text:style-name="_5f_Caractères"> chaque cas, transforme la (ou les) soustraction(s) en addition(s) puis effectue les calculs en </text:span><text:span text:style-name="_5f_Caractères"><text:span text:style-name="T23">commençant par ajouter</text:span></text:span><text:span text:style-name="_5f_Caractères"> les termes de même signe.</text:span></text:h>
        </text:list-item>
      </text:list>
      <text:section text:style-name="Sect1" text:name="Section41">
        <text:section text:style-name="Sect2" text:name="Section2">
          <text:h text:style-name="_5f_Paragraphe" text:outline-level="1"><text:span text:style-name="_5f_Caractères">A = − 3 +  6 − (− 8)</text:span></text:h>
          <text:p text:style-name="P23"><text:span text:style-name="_5f_Caractères"><text:span text:style-name="T9">A = − 3 +  6 + </text:span></text:span><text:span text:style-name="_5f_Caractères_5f_gras"><text:span text:style-name="T10">8</text:span></text:span></text:p>
          <text:p text:style-name="P23"><text:span text:style-name="_5f_Caractères"><text:span text:style-name="T9">A =  </text:span></text:span><text:span text:style-name="_5f_Caractères_5f_gras"><text:span text:style-name="T11">14</text:span></text:span><text:span text:style-name="_5f_pointillés_20_gris"><text:span text:style-name="T9"> </text:span></text:span><text:span text:style-name="_5f_Caractères"><text:span text:style-name="T9">+</text:span></text:span><text:span text:style-name="_5f_Caractères"> (− 3)</text:span></text:p>
          <text:p text:style-name="P23"><text:span text:style-name="_5f_Caractères"><text:span text:style-name="T9">A = </text:span></text:span><text:span text:style-name="_5f_pointillés_20_gris"><text:span text:style-name="T9"><text:s/></text:span></text:span><text:span text:style-name="_5f_Caractères_5f_gras"><text:span text:style-name="T11">11</text:span></text:span></text:p>
          <text:h text:style-name="_5f_Paragraphe" text:outline-level="1"><text:span text:style-name="_5f_Caractères">B =  2 −  3 −  4</text:span></text:h>
          <text:p text:style-name="P23"><text:span text:style-name="_5f_Caractères">B =  2 <text:s/>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3</text:span></text:span><text:span text:style-name="_5f_Caractères">)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</text:span></text:span><text:span text:style-name="_5f_Caractères"><text:span text:style-name="T53">4</text:span></text:span><text:span text:style-name="_5f_Caractères">)</text:span></text:p>
          <text:p text:style-name="P23"><text:span text:style-name="_5f_Caractères">B =  </text:span><text:span text:style-name="_5f_Caractères"><text:span text:style-name="T47">2</text:span></text:span><text:span text:style-name="_5f_pointillés_20_gris"> </text:span><text:span text:style-name="_5f_Caractères">+ (− </text:span><text:span text:style-name="_5f_Caractères"><text:span text:style-name="T53">7</text:span></text:span><text:span text:style-name="_5f_Caractères">)</text:span></text:p>
          <text:p text:style-name="P23"><text:span text:style-name="_5f_Caractères"><text:span text:style-name="T9">B = </text:span></text:span><text:span text:style-name="_5f_Caractères"><text:span text:style-name="T12">− </text:span></text:span><text:span text:style-name="_5f_Caractères"><text:span text:style-name="T13">5</text:span></text:span></text:p>
        </text:section>
        <text:h text:style-name="_5f_Paragraphe" text:outline-level="1"><text:span text:style-name="_5f_Caractères">C = − 5 −  3 − (− 4) + (− 10)</text:span></text:h>
        <text:p text:style-name="P23"><text:span text:style-name="_5f_Caractères">C = </text:span><text:span text:style-name="_5f_Caractères"><text:span text:style-name="T12">− </text:span></text:span><text:span text:style-name="_5f_Caractères"><text:span text:style-name="T13">5</text:span></text:span><text:span text:style-name="_5f_pointillés_20_gris">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3</text:span></text:span><text:span text:style-name="_5f_Caractères">) </text:span><text:span text:style-name="_5f_Caractères"><text:span text:style-name="T47">+</text:span></text:span><text:span text:style-name="_5f_pointillés_20_gris"> </text:span><text:span text:style-name="_5f_Caractères"><text:span text:style-name="T47"> </text:span></text:span><text:span text:style-name="_5f_Caractères"><text:span text:style-name="T53">4</text:span></text:span><text:span text:style-name="_5f_Caractères"> </text:span><text:span text:style-name="_5f_Caractères"><text:span text:style-name="T47">+</text:span></text:span><text:span text:style-name="_5f_pointillés_20_gris"> </text:span><text:span text:style-name="_5f_Caractères">(</text:span><text:span text:style-name="_5f_Caractères"><text:span text:style-name="T47">− </text:span></text:span><text:span text:style-name="_5f_Caractères"><text:span text:style-name="T53">10</text:span></text:span><text:span text:style-name="_5f_Caractères">)</text:span></text:p>
        <text:p text:style-name="P23"><text:span text:style-name="_5f_Caractères">C = </text:span><text:span text:style-name="_5f_Caractères"><text:span text:style-name="T12">− </text:span></text:span><text:span text:style-name="_5f_Caractères"><text:span text:style-name="T13">18</text:span></text:span><text:span text:style-name="_5f_Caractères"><text:span text:style-name="T47"> +</text:span></text:span><text:span text:style-name="_5f_pointillés_20_gris"><text:span text:style-name="T47"> </text:span></text:span><text:span text:style-name="_5f_Caractères"><text:span text:style-name="T47"> </text:span></text:span><text:span text:style-name="_5f_Caractères"><text:span text:style-name="T53">4</text:span></text:span></text:p>
        <text:p text:style-name="P23"><text:span text:style-name="_5f_Caractères">C = </text:span><text:span text:style-name="_5f_Caractères"><text:span text:style-name="T12">− </text:span></text:span><text:span text:style-name="_5f_Caractères"><text:span text:style-name="T13">14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<text:span text:style-name="T24">Dans </text:span></text:span><text:span text:style-name="_5f_Caractères">chaque cas, calcule la distance entre les deux points de la droite graduée.</text:span></text:h>
          <text:list>
            <text:list-item>
              <text:p text:style-name="P60"><text:span text:style-name="_5f_Caractères"><draw:g text:anchor-type="as-char" draw:z-index="82" draw:name="Forme86" draw:style-name="gr13"><draw:line draw:style-name="gr17" draw:text-style-name="P78" svg:x1="0cm" svg:y1="0.657cm" svg:x2="8.442cm" svg:y2="0.657cm"><text:p/></draw:line><draw:line draw:style-name="gr20" draw:text-style-name="P78" svg:x1="4.227cm" svg:y1="0.513cm" svg:x2="4.227cm" svg:y2="0.816cm"><text:p/></draw:line><draw:frame draw:style-name="gr46" draw:text-style-name="P79" svg:width="0.729cm" svg:height="0.666cm" svg:x="2.958cm" svg:y="0.87cm"><draw:text-box><text:p text:style-name="P71"><text:span text:style-name="T68">0</text:span></text:p></draw:text-box></draw:frame><draw:line draw:style-name="gr20" draw:text-style-name="P78" svg:x1="3.288cm" svg:y1="0.513cm" svg:x2="3.288cm" svg:y2="0.816cm"><text:p/></draw:line><draw:frame draw:style-name="gr46" draw:text-style-name="P79" svg:width="0.729cm" svg:height="0.666cm" svg:x="3.891cm" svg:y="0.87cm"><draw:text-box><text:p text:style-name="P71"><text:span text:style-name="T68">1</text:span></text:p></draw:text-box></draw:frame><draw:frame draw:style-name="gr47" draw:text-style-name="P79" svg:width="0.747cm" svg:height="0.666cm" svg:x="3.231cm" svg:y="0.034cm"><draw:text-box><text:p text:style-name="P71"><text:span text:style-name="T68">A</text:span></text:p></draw:text-box></draw:frame><draw:frame draw:style-name="gr47" draw:text-style-name="P79" svg:width="0.747cm" svg:height="0.666cm" svg:x="7.271cm" svg:y="0cm"><draw:text-box><text:p text:style-name="P71"><text:span text:style-name="T68">B</text:span></text:p></draw:text-box></draw:frame><draw:g draw:style-name="gr14"><draw:line draw:style-name="gr48" draw:text-style-name="P77" svg:x1="3.477cm" svg:y1="0.755cm" svg:x2="3.666cm" svg:y2="0.564cm"><text:p/></draw:line><draw:line draw:style-name="gr49" draw:text-style-name="P77" svg:x1="3.666cm" svg:y1="0.755cm" svg:x2="3.477cm" svg:y2="0.564cm"><text:p/></draw:line></draw:g><draw:g draw:style-name="gr14"><draw:line draw:style-name="gr50" draw:text-style-name="P77" svg:x1="7.518cm" svg:y1="0.763cm" svg:x2="7.705cm" svg:y2="0.564cm"><text:p/></draw:line><draw:line draw:style-name="gr51" draw:text-style-name="P77" svg:x1="7.705cm" svg:y1="0.763cm" svg:x2="7.518cm" svg:y2="0.564cm"><text:p/></draw:line></draw:g><draw:line draw:style-name="gr20" draw:text-style-name="P78" svg:x1="5.168cm" svg:y1="0.513cm" svg:x2="5.168cm" svg:y2="0.816cm"><text:p/></draw:line><draw:line draw:style-name="gr20" draw:text-style-name="P78" svg:x1="7.044cm" svg:y1="0.513cm" svg:x2="7.044cm" svg:y2="0.816cm"><text:p/></draw:line><draw:line draw:style-name="gr20" draw:text-style-name="P78" svg:x1="6.105cm" svg:y1="0.513cm" svg:x2="6.105cm" svg:y2="0.816cm"><text:p/></draw:line><draw:line draw:style-name="gr20" draw:text-style-name="P78" svg:x1="1.408cm" svg:y1="0.513cm" svg:x2="1.408cm" svg:y2="0.816cm"><text:p/></draw:line><draw:line draw:style-name="gr20" draw:text-style-name="P78" svg:x1="0.469cm" svg:y1="0.513cm" svg:x2="0.469cm" svg:y2="0.816cm"><text:p/></draw:line><draw:line draw:style-name="gr20" draw:text-style-name="P78" svg:x1="2.347cm" svg:y1="0.513cm" svg:x2="2.347cm" svg:y2="0.816cm"><text:p/></draw:line></draw:g></text:span></text:p>
            </text:list-item>
          </text:list>
        </text:list-item>
      </text:list>
      <text:p text:style-name="P23"><text:span text:style-name="_5f_Caractères">AB = </text:span><text:span text:style-name="_5f_Caractères"><text:span text:style-name="T53">4,</text:span></text:span><text:span text:style-name="_5f_Caractères"><text:span text:style-name="T54">6</text:span></text:span><text:span text:style-name="_5f_Caractères"> − </text:span><text:span text:style-name="_5f_Caractères"><text:span text:style-name="T54">0,3</text:span></text:span><text:span text:style-name="_5f_Caractères"> = </text:span><text:span text:style-name="_5f_pointillés_20_gris"><text:s/></text:span><text:span text:style-name="_5f_Caractères"><text:span text:style-name="T53">4,</text:span></text:span><text:span text:style-name="_5f_Caractères"><text:span text:style-name="T54">3</text:span></text:span></text:p>
      <text:list text:continue-numbering="true" text:style-name="_5f_Numérotation_20_des_20_exercices">
        <text:list-item>
          <text:list>
            <text:list-item>
              <text:p text:style-name="P60"><text:span text:style-name="_5f_pointillés_20_gris"><draw:g text:anchor-type="as-char" draw:z-index="77" draw:name="Forme87" draw:style-name="gr13"><draw:line draw:style-name="gr17" draw:text-style-name="P78" svg:x1="0cm" svg:y1="0.63cm" svg:x2="8.451cm" svg:y2="0.63cm"><text:p/></draw:line><draw:line draw:style-name="gr20" draw:text-style-name="P78" svg:x1="4.23cm" svg:y1="0.489cm" svg:x2="4.23cm" svg:y2="0.78cm"><text:p/></draw:line><draw:frame draw:style-name="gr46" draw:text-style-name="P79" svg:width="0.729cm" svg:height="0.666cm" svg:x="2.96cm" svg:y="0.834cm"><draw:text-box><text:p text:style-name="P71"><text:span text:style-name="T68">0</text:span></text:p></draw:text-box></draw:frame><draw:line draw:style-name="gr20" draw:text-style-name="P78" svg:x1="3.29cm" svg:y1="0.489cm" svg:x2="3.29cm" svg:y2="0.78cm"><text:p/></draw:line><draw:frame draw:style-name="gr46" draw:text-style-name="P79" svg:width="0.729cm" svg:height="0.666cm" svg:x="3.895cm" svg:y="0.834cm"><draw:text-box><text:p text:style-name="P71"><text:span text:style-name="T68">1</text:span></text:p></draw:text-box></draw:frame><draw:frame draw:style-name="gr65" draw:text-style-name="P79" svg:width="0.752cm" svg:height="0.666cm" svg:x="1.261cm" svg:y="0.028cm"><draw:text-box><text:p text:style-name="P71"><text:span text:style-name="T68">C</text:span></text:p></draw:text-box></draw:frame><draw:frame draw:style-name="gr66" draw:text-style-name="P79" svg:width="0.777cm" svg:height="0.666cm" svg:x="4.459cm" svg:y="0cm"><draw:text-box><text:p text:style-name="P71"><text:span text:style-name="T68">D</text:span></text:p></draw:text-box></draw:frame><draw:g draw:style-name="gr14"><draw:line draw:style-name="gr67" draw:text-style-name="P77" svg:x1="1.506cm" svg:y1="0.737cm" svg:x2="1.695cm" svg:y2="0.538cm"><text:p/></draw:line><draw:line draw:style-name="gr68" draw:text-style-name="P77" svg:x1="1.695cm" svg:y1="0.737cm" svg:x2="1.506cm" svg:y2="0.538cm"><text:p/></draw:line></draw:g><draw:g draw:style-name="gr14"><draw:line draw:style-name="gr69" draw:text-style-name="P77" svg:x1="4.703cm" svg:y1="0.737cm" svg:x2="4.89cm" svg:y2="0.538cm"><text:p/></draw:line><draw:line draw:style-name="gr70" draw:text-style-name="P77" svg:x1="4.89cm" svg:y1="0.737cm" svg:x2="4.703cm" svg:y2="0.538cm"><text:p/></draw:line></draw:g><draw:line draw:style-name="gr20" draw:text-style-name="P78" svg:x1="5.171cm" svg:y1="0.489cm" svg:x2="5.171cm" svg:y2="0.78cm"><text:p/></draw:line><draw:line draw:style-name="gr20" draw:text-style-name="P78" svg:x1="7.05cm" svg:y1="0.489cm" svg:x2="7.05cm" svg:y2="0.78cm"><text:p/></draw:line><draw:line draw:style-name="gr20" draw:text-style-name="P78" svg:x1="6.11cm" svg:y1="0.489cm" svg:x2="6.11cm" svg:y2="0.78cm"><text:p/></draw:line><draw:line draw:style-name="gr20" draw:text-style-name="P78" svg:x1="1.409cm" svg:y1="0.489cm" svg:x2="1.409cm" svg:y2="0.78cm"><text:p/></draw:line><draw:line draw:style-name="gr20" draw:text-style-name="P78" svg:x1="0.469cm" svg:y1="0.489cm" svg:x2="0.469cm" svg:y2="0.78cm"><text:p/></draw:line><draw:line draw:style-name="gr20" draw:text-style-name="P78" svg:x1="2.349cm" svg:y1="0.489cm" svg:x2="2.349cm" svg:y2="0.78cm"><text:p/></draw:line></draw:g></text:span></text:p>
            </text:list-item>
          </text:list>
        </text:list-item>
      </text:list>
      <text:p text:style-name="P23"><text:span text:style-name="_5f_Caractères">CD = </text:span><text:span text:style-name="_5f_Caractères"><text:span text:style-name="T54">1</text:span></text:span><text:span text:style-name="_5f_Caractères"><text:span text:style-name="T53">,</text:span></text:span><text:span text:style-name="_5f_Caractères"><text:span text:style-name="T54">6</text:span></text:span><text:span text:style-name="_5f_Caractères"> − (</text:span><text:span text:style-name="_5f_Caractères"><text:span text:style-name="T12">− </text:span></text:span><text:span text:style-name="_5f_Caractères"><text:span text:style-name="T13">1,</text:span></text:span><text:span text:style-name="_5f_Caractères"><text:span text:style-name="T14">8</text:span></text:span><text:span text:style-name="_5f_Caractères">) </text:span><text:span text:style-name="_5f_Caractères"><text:span text:style-name="T37">=</text:span></text:span><text:span text:style-name="corps"><text:span text:style-name="T38"> </text:span></text:span><text:span text:style-name="_5f_Correction_20_surligné"><text:span text:style-name="T39"> 1,</text:span></text:span><text:span text:style-name="_5f_Correction_20_surligné"><text:span text:style-name="T40">6</text:span></text:span><text:span text:style-name="_5f_Correction_20_surligné"><text:span text:style-name="T39"> + </text:span></text:span><text:span text:style-name="_5f_Correction_20_surligné"><text:span text:style-name="T40">1</text:span></text:span><text:span text:style-name="_5f_Correction_20_surligné"><text:span text:style-name="T39">,8 = </text:span></text:span><text:span text:style-name="_5f_Correction_20_surligné"><text:span text:style-name="T40">3</text:span></text:span><text:span text:style-name="_5f_Correction_20_surligné"><text:span text:style-name="T39">,</text:span></text:span><text:span text:style-name="_5f_Correction_20_surligné"><text:span text:style-name="T40">4</text:span></text:span></text:p>
      <text:list text:continue-numbering="true" text:style-name="_5f_Numérotation_20_des_20_exercices">
        <text:list-item>
          <text:list>
            <text:list-item>
              <text:p text:style-name="P60"><text:span text:style-name="_5f_Caractères"><draw:g text:anchor-type="as-char" draw:z-index="78" draw:name="Forme88" draw:style-name="gr13"><draw:line draw:style-name="gr17" draw:text-style-name="P78" svg:x1="0cm" svg:y1="0.62cm" svg:x2="8.564cm" svg:y2="0.62cm"><text:p/></draw:line><draw:line draw:style-name="gr20" draw:text-style-name="P78" svg:x1="4.287cm" svg:y1="0.497cm" svg:x2="4.287cm" svg:y2="0.747cm"><text:p/></draw:line><draw:frame draw:style-name="gr63" draw:text-style-name="P79" svg:width="1.041cm" svg:height="0.692cm" svg:x="4.81cm" svg:y="0.796cm"><draw:text-box><text:p><text:span text:style-name="T67">−</text:span><text:span text:style-name="T68">3</text:span></text:p></draw:text-box></draw:frame><draw:line draw:style-name="gr20" draw:text-style-name="P78" svg:x1="3.335cm" svg:y1="0.497cm" svg:x2="3.335cm" svg:y2="0.747cm"><text:p/></draw:line><draw:frame draw:style-name="gr63" draw:text-style-name="P79" svg:width="1.041cm" svg:height="0.692cm" svg:x="5.759cm" svg:y="0.796cm"><draw:text-box><text:p><text:span text:style-name="T67">−</text:span><text:span text:style-name="T68">2</text:span></text:p></draw:text-box></draw:frame><draw:line draw:style-name="gr20" draw:text-style-name="P78" svg:x1="5.242cm" svg:y1="0.497cm" svg:x2="5.242cm" svg:y2="0.747cm"><text:p/></draw:line><draw:line draw:style-name="gr20" draw:text-style-name="P78" svg:x1="7.149cm" svg:y1="0.497cm" svg:x2="7.149cm" svg:y2="0.747cm"><text:p/></draw:line><draw:line draw:style-name="gr20" draw:text-style-name="P78" svg:x1="6.194cm" svg:y1="0.497cm" svg:x2="6.194cm" svg:y2="0.747cm"><text:p/></draw:line><draw:line draw:style-name="gr20" draw:text-style-name="P78" svg:x1="1.428cm" svg:y1="0.497cm" svg:x2="1.428cm" svg:y2="0.747cm"><text:p/></draw:line><draw:line draw:style-name="gr20" draw:text-style-name="P78" svg:x1="0.475cm" svg:y1="0.497cm" svg:x2="0.475cm" svg:y2="0.747cm"><text:p/></draw:line><draw:line draw:style-name="gr20" draw:text-style-name="P78" svg:x1="2.382cm" svg:y1="0.497cm" svg:x2="2.382cm" svg:y2="0.747cm"><text:p/></draw:line><draw:frame draw:style-name="gr46" draw:text-style-name="P79" svg:width="0.729cm" svg:height="0.666cm" svg:x="2.233cm" svg:y="0cm"><draw:text-box><text:p text:style-name="P71"><text:span text:style-name="T68">F</text:span></text:p></draw:text-box></draw:frame><draw:g draw:style-name="gr14"><draw:line draw:style-name="gr59" draw:text-style-name="P77" svg:x1="2.481cm" svg:y1="0.728cm" svg:x2="2.672cm" svg:y2="0.527cm"><text:p/></draw:line><draw:line draw:style-name="gr60" draw:text-style-name="P77" svg:x1="2.672cm" svg:y1="0.728cm" svg:x2="2.481cm" svg:y2="0.527cm"><text:p/></draw:line></draw:g><draw:frame draw:style-name="gr64" draw:text-style-name="P79" svg:width="0.749cm" svg:height="0.666cm" svg:x="4.898cm" svg:y="0cm"><draw:text-box><text:p text:style-name="P71"><text:span text:style-name="T68">E</text:span></text:p></draw:text-box></draw:frame><draw:g draw:style-name="gr14"><draw:line draw:style-name="gr59" draw:text-style-name="P77" svg:x1="5.149cm" svg:y1="0.728cm" svg:x2="5.34cm" svg:y2="0.527cm"><text:p/></draw:line><draw:line draw:style-name="gr60" draw:text-style-name="P77" svg:x1="5.34cm" svg:y1="0.728cm" svg:x2="5.149cm" svg:y2="0.527cm"><text:p/></draw:line></draw:g></draw:g></text:span></text:p>
            </text:list-item>
          </text:list>
        </text:list-item>
      </text:list>
      <text:p text:style-name="P23"><text:span text:style-name="_5f_Caractères">EF = </text:span><text:span text:style-name="_5f_Correction_20_surligné">−3 − (−5,8) = −3 + 5,8 = 2,8</text:span></text:p>
      <text:list text:continue-numbering="true" text:style-name="_5f_Numérotation_20_des_20_exercices">
        <text:list-item>
          <text:list>
            <text:list-item>
              <text:p text:style-name="P60"><draw:g text:anchor-type="as-char" draw:z-index="80" draw:name="Forme89_0" draw:style-name="gr13"><draw:line draw:style-name="gr17" draw:text-style-name="P78" svg:x1="0cm" svg:y1="0.587cm" svg:x2="8.451cm" svg:y2="0.587cm"><text:p/></draw:line><draw:line draw:style-name="gr20" draw:text-style-name="P78" svg:x1="4.231cm" svg:y1="0.47cm" svg:x2="4.231cm" svg:y2="0.706cm"><text:p/></draw:line><draw:line draw:style-name="gr20" draw:text-style-name="P78" svg:x1="3.291cm" svg:y1="0.47cm" svg:x2="3.291cm" svg:y2="0.706cm"><text:p/></draw:line><draw:frame draw:style-name="gr57" draw:text-style-name="P79" svg:width="1.01cm" svg:height="0.692cm" svg:x="5.683cm" svg:y="0.751cm"><draw:text-box><text:p><text:span text:style-name="T67">−</text:span><text:span text:style-name="T68">5</text:span></text:p></draw:text-box></draw:frame><draw:line draw:style-name="gr20" draw:text-style-name="P78" svg:x1="5.171cm" svg:y1="0.47cm" svg:x2="5.171cm" svg:y2="0.706cm"><text:p/></draw:line><draw:line draw:style-name="gr20" draw:text-style-name="P78" svg:x1="7.051cm" svg:y1="0.47cm" svg:x2="7.051cm" svg:y2="0.706cm"><text:p/></draw:line><draw:line draw:style-name="gr20" draw:text-style-name="P78" svg:x1="6.111cm" svg:y1="0.47cm" svg:x2="6.111cm" svg:y2="0.706cm"><text:p/></draw:line><draw:line draw:style-name="gr20" draw:text-style-name="P78" svg:x1="1.408cm" svg:y1="0.47cm" svg:x2="1.408cm" svg:y2="0.706cm"><text:p/></draw:line><draw:line draw:style-name="gr20" draw:text-style-name="P78" svg:x1="0.469cm" svg:y1="0.47cm" svg:x2="0.469cm" svg:y2="0.706cm"><text:p/></draw:line><draw:line draw:style-name="gr20" draw:text-style-name="P78" svg:x1="2.348cm" svg:y1="0.47cm" svg:x2="2.348cm" svg:y2="0.706cm"><text:p/></draw:line><draw:frame draw:style-name="gr58" draw:text-style-name="P79" svg:width="0.779cm" svg:height="0.668cm" svg:x="0.79cm" svg:y="0cm"><draw:text-box><text:p text:style-name="P71"><text:span text:style-name="T68">G</text:span></text:p></draw:text-box></draw:frame><draw:g draw:style-name="gr14"><draw:line draw:style-name="gr59" draw:text-style-name="P77" svg:x1="1.035cm" svg:y1="0.696cm" svg:x2="1.224cm" svg:y2="0.497cm"><text:p/></draw:line><draw:line draw:style-name="gr60" draw:text-style-name="P77" svg:x1="1.224cm" svg:y1="0.696cm" svg:x2="1.035cm" svg:y2="0.497cm"><text:p/></draw:line></draw:g><draw:frame draw:style-name="gr61" draw:text-style-name="P79" svg:width="0.77cm" svg:height="0.668cm" svg:x="5.95cm" svg:y="0cm"><draw:text-box><text:p text:style-name="P71"><text:span text:style-name="T68">H</text:span></text:p></draw:text-box></draw:frame><draw:g draw:style-name="gr14"><draw:line draw:style-name="gr59" draw:text-style-name="P77" svg:x1="6.196cm" svg:y1="0.696cm" svg:x2="6.383cm" svg:y2="0.497cm"><text:p/></draw:line><draw:line draw:style-name="gr60" draw:text-style-name="P77" svg:x1="6.383cm" svg:y1="0.696cm" svg:x2="6.196cm" svg:y2="0.497cm"><text:p/></draw:line></draw:g><draw:frame draw:style-name="gr57" draw:text-style-name="P79" svg:width="1.01cm" svg:height="0.692cm" svg:x="6.625cm" svg:y="0.751cm"><draw:text-box><text:p><text:span text:style-name="T67">−</text:span><text:span text:style-name="T68">4</text:span></text:p></draw:text-box></draw:frame></draw:g></text:p>
            </text:list-item>
          </text:list>
        </text:list-item>
      </text:list>
      <text:p text:style-name="P23"><text:span text:style-name="_5f_Caractères">GH = </text:span><text:span text:style-name="_5f_Correction_20_surligné">−4,8 − (−10,3) = −4,8 + 10,3 = </text:span><text:span text:style-name="_5f_Correction_20_surligné"><text:span text:style-name="T61">5,5</text:span></text:span></text:p>
      <text:list text:continue-numbering="true" text:style-name="_5f_Numérotation_20_des_20_exercices">
        <text:list-header>
          <text:h text:style-name="P64" text:outline-level="1"><text:span text:style-name="_5f_Caractères"><text:span text:style-name="T28"/></text:span></text:h>
        </text:list-header>
        <text:list-item>
          <text:h text:style-name="P65" text:outline-level="1"><text:soft-page-break/><text:span text:style-name="_5f_Caractères"><text:span text:style-name="T28">Sur une règle graduée, on considère </text:span></text:span><text:span text:style-name="_5f_Caractères"><text:span text:style-name="T26">le</text:span></text:span><text:span text:style-name="_5f_Caractères">s points A(− </text:span><text:span text:style-name="_5f_Caractères"><text:span text:style-name="T21">2</text:span></text:span><text:span text:style-name="_5f_Caractères">,6), B(4,8) et C(− </text:span><text:span text:style-name="_5f_Caractères"><text:span text:style-name="T21">1</text:span></text:span><text:span text:style-name="_5f_Caractères">,4). </text:span></text:h>
          <text:list>
            <text:list-item>
              <text:p text:style-name="P60"><text:span text:style-name="_5f_Caractères"><text:span text:style-name="T15">Détermine les distances AB, AC et BC.</text:span></text:span></text:p>
            </text:list-item>
          </text:list>
        </text:list-item>
      </text:list>
      <text:p text:style-name="P22"><text:span text:style-name="_5f_Correction_20_surligné">AB = 4,8 − (−3,6) = 8,4<text:line-break/>AC = −2,4 − (−3,6) = 1,2<text:line-break/>BC = 4,8 − (−2,4) = 7,2</text:span><text:span text:style-name="_5f_pointillés_20_gris">.</text:span></text:p>
      <text:list text:continue-numbering="true" text:style-name="_5f_Numérotation_20_des_20_exercices">
        <text:list-item>
          <text:list>
            <text:list-item>
              <text:p text:style-name="P60"><text:span text:style-name="_5f_Caractères"><text:span text:style-name="T15">Place ces points sur l'axe ci-dessous puis vérifie tes résultats.</text:span></text:span></text:p>
            </text:list-item>
          </text:list>
        </text:list-item>
      </text:list>
      <text:h text:style-name="_5f_Paragraphe" text:outline-level="1"><draw:frame text:anchor-type="paragraph" draw:z-index="90" draw:name="Shape4" draw:style-name="gr10" draw:text-style-name="P74" svg:width="0.502cm" svg:height="0.668cm" svg:x="3.974cm" svg:y="0.235cm"><draw:text-box><text:p text:style-name="P71"><text:span text:style-name="T65">O</text:span></text:p></draw:text-box></draw:frame><draw:frame text:anchor-type="paragraph" draw:z-index="89" draw:name="Shape1" draw:style-name="gr7" draw:text-style-name="P72" svg:width="0.246cm" svg:height="0.417cm" svg:x="0.582cm" svg:y="1.152cm"><draw:text-box><text:p text:style-name="P71"><text:span text:style-name="T64">A</text:span></text:p></draw:text-box></draw:frame><draw:line text:anchor-type="paragraph" draw:z-index="91" draw:name="Shape6" draw:style-name="gr9" draw:text-style-name="P73" svg:x1="0.764cm" svg:y1="0.879cm" svg:x2="0.764cm" svg:y2="1.181cm"><text:p/></draw:line><draw:line text:anchor-type="paragraph" draw:z-index="92" draw:name="Shape9" draw:style-name="gr9" draw:text-style-name="P73" svg:x1="8.01cm" svg:y1="0.891cm" svg:x2="8.01cm" svg:y2="1.193cm"><text:p/></draw:line><draw:line text:anchor-type="paragraph" draw:z-index="93" draw:name="Shape20" draw:style-name="gr9" draw:text-style-name="P73" svg:x1="1.927cm" svg:y1="0.891cm" svg:x2="1.927cm" svg:y2="1.193cm"><text:p/></draw:line><draw:frame text:anchor-type="paragraph" draw:z-index="94" draw:name="Shape21" draw:style-name="gr8" draw:text-style-name="P72" svg:width="0.364cm" svg:height="0.417cm" svg:x="1.727cm" svg:y="1.164cm"><draw:text-box><text:p text:style-name="P71"><text:span text:style-name="T64">C</text:span></text:p></draw:text-box></draw:frame><draw:frame text:anchor-type="paragraph" draw:z-index="95" draw:name="Shape22" draw:style-name="gr7" draw:text-style-name="P72" svg:width="0.246cm" svg:height="0.417cm" svg:x="7.927cm" svg:y="1.164cm"><draw:text-box><text:p text:style-name="P71"><text:span text:style-name="T64">B</text:span></text:p></draw:text-box></draw:frame><text:span text:style-name="_5f_Caractères_5f_gras"><draw:g text:anchor-type="as-char" draw:z-index="81" draw:name="Group object 1" draw:style-name="gr52"><draw:line draw:name="Shape5" draw:style-name="gr53" draw:text-style-name="P80" svg:x1="-0.001cm" svg:y1="0.15cm" svg:x2="8.836cm" svg:y2="0.15cm"><text:p/></draw:line><draw:line draw:name="Shape7" draw:style-name="gr54" draw:text-style-name="P80" svg:x1="0.316cm" svg:y1="0cm" svg:x2="0.316cm" svg:y2="0.302cm"><text:p/></draw:line><draw:line draw:name="Shape10" draw:style-name="gr54" draw:text-style-name="P80" svg:x1="1.309cm" svg:y1="0cm" svg:x2="1.309cm" svg:y2="0.302cm"><text:p/></draw:line><draw:line draw:name="Shape11" draw:style-name="gr54" draw:text-style-name="P80" svg:x1="2.308cm" svg:y1="0cm" svg:x2="2.308cm" svg:y2="0.302cm"><text:p/></draw:line><draw:frame draw:name="Shape12" draw:style-name="gr55" draw:text-style-name="P82" svg:width="0.974cm" svg:height="0.664cm" svg:x="2.951cm" svg:y="0.362cm"><draw:text-box><text:p text:style-name="P81"><text:span text:style-name="T69">0</text:span></text:p></draw:text-box></draw:frame><draw:line draw:name="Shape13" draw:style-name="gr56" draw:text-style-name="P80" svg:x1="3.31cm" svg:y1="0.005cm" svg:x2="3.31cm" svg:y2="0.307cm"><text:p/></draw:line><draw:line draw:name="Shape14" draw:style-name="gr54" draw:text-style-name="P80" svg:x1="4.304cm" svg:y1="0.005cm" svg:x2="4.304cm" svg:y2="0.307cm"><text:p/></draw:line><draw:line draw:name="Shape15" draw:style-name="gr54" draw:text-style-name="P80" svg:x1="5.302cm" svg:y1="0.005cm" svg:x2="5.302cm" svg:y2="0.307cm"><text:p/></draw:line><draw:line draw:name="Shape16" draw:style-name="gr54" draw:text-style-name="P80" svg:x1="6.304cm" svg:y1="0.005cm" svg:x2="6.304cm" svg:y2="0.307cm"><text:p/></draw:line><draw:line draw:name="Shape17" draw:style-name="gr54" draw:text-style-name="P80" svg:x1="7.3cm" svg:y1="0.005cm" svg:x2="7.3cm" svg:y2="0.307cm"><text:p/></draw:line><draw:line draw:name="Shape18" draw:style-name="gr54" draw:text-style-name="P80" svg:x1="8.298cm" svg:y1="0.005cm" svg:x2="8.298cm" svg:y2="0.307cm"><text:p/></draw:line><draw:frame draw:name="Shape19" draw:style-name="gr55" draw:text-style-name="P82" svg:width="0.974cm" svg:height="0.664cm" svg:x="3.941cm" svg:y="0.362cm"><draw:text-box><text:p text:style-name="P81"><text:span text:style-name="T69">1</text:span></text:p></draw:text-box></draw:frame></draw:g></text:span></text:h>
      <text:list text:continue-numbering="true" text:style-name="_5f_Numérotation_20_des_20_exercices">
        <text:list-item>
          <text:h text:style-name="P63" text:outline-level="1"><text:span text:style-name="_5f_Caractères">Complète en calculant les durées.</text:span></text:h>
        </text:list-item>
      </text:list>
      <text:h text:style-name="_5f_Paragraphe" text:outline-level="1"><text:span text:style-name="_5f_Caractères">Césarius est né en l'an </text:span><text:span text:style-name="_5f_Caractères"><text:span text:style-name="T24">(</text:span></text:span><text:span text:style-name="_5f_Caractères">− 47</text:span><text:span text:style-name="_5f_Caractères"><text:span text:style-name="T24">)</text:span></text:span><text:span text:style-name="_5f_Caractères"> et est mort en l'an 24. </text:span></text:h>
      <text:list text:style-name="_5f_Numérotation_20_des_20_exercices">
        <text:list-item>
          <text:list>
            <text:list-header>
              <text:p text:style-name="P59"><text:span text:style-name="_5f_Caractères">Il a vécu </text:span><text:span text:style-name="_5f_Correction_20_surligné"><text:span text:style-name="T39">24 </text:span></text:span><text:span text:style-name="_5f_Correction_20_surligné"><text:span text:style-name="T43">−</text:span></text:span><text:span text:style-name="_5f_Correction_20_surligné"><text:span text:style-name="T39"> (</text:span></text:span><text:span text:style-name="_5f_Correction_20_surligné"><text:span text:style-name="T43">−</text:span></text:span><text:span text:style-name="_5f_Correction_20_surligné"><text:span text:style-name="T39">47) = 24 + 47 = 71 </text:span></text:span><text:span text:style-name="_5f_Correction_20_surligné"><text:span text:style-name="T42">ans</text:span></text:span></text:p>
            </text:list-header>
          </text:list>
        </text:list-item>
      </text:list>
      <text:h text:style-name="P26" text:outline-level="1"><text:span text:style-name="_5f_Caractères"><text:span text:style-name="T26">L'Empire de Césarius a été créé en </text:span></text:span><text:span text:style-name="_5f_Caractères"><text:span text:style-name="T29">(</text:span></text:span><text:span text:style-name="_5f_Caractères"><text:span text:style-name="T26">− 480</text:span></text:span><text:span text:style-name="_5f_Caractères"><text:span text:style-name="T29">)</text:span></text:span><text:span text:style-name="_5f_Caractères"><text:span text:style-name="T26"> et s’</text:span></text:span><text:span text:style-name="_5f_Caractères"><text:span text:style-name="T29">est </text:span></text:span><text:span text:style-name="_5f_Caractères"><text:span text:style-name="T26">termin</text:span></text:span><text:span text:style-name="_5f_Caractères"><text:span text:style-name="T29">é</text:span></text:span><text:span text:style-name="_5f_Caractères"><text:span text:style-name="T26"> en 230. </text:span></text:span></text:h>
      <text:list text:continue-numbering="true" text:style-name="_5f_Numérotation_20_des_20_exercices">
        <text:list-item>
          <text:list>
            <text:list-header>
              <text:p text:style-name="P59"><text:span text:style-name="_5f_Caractères">Il a duré </text:span><text:span text:style-name="_5f_Correction_20_surligné"><text:span text:style-name="T41">230 </text:span></text:span><text:span text:style-name="_5f_Correction_20_surligné"><text:span text:style-name="T44">−</text:span></text:span><text:span text:style-name="_5f_Correction_20_surligné"><text:span text:style-name="T41"> (</text:span></text:span><text:span text:style-name="_5f_Correction_20_surligné"><text:span text:style-name="T44">−</text:span></text:span><text:span text:style-name="_5f_Correction_20_surligné"><text:span text:style-name="T41">480) = </text:span></text:span><text:span text:style-name="_5f_Correction_20_surligné"><text:span text:style-name="T42">230 + 480 = </text:span></text:span><text:span text:style-name="_5f_Correction_20_surligné"><text:span text:style-name="T41">710 </text:span></text:span><text:span text:style-name="_5f_Correction_20_surligné"><text:span text:style-name="T39"><text:s/>ans</text:span></text:span></text:p>
            </text:list-header>
          </text:list>
        </text:list-item>
      </text:list>
      <text:h text:style-name="P26" text:outline-level="1"><text:span text:style-name="_5f_Caractères">Vitrius est né en l'</text:span><text:span text:style-name="_5f_Caractères"><text:span text:style-name="T26">an </text:span></text:span><text:span text:style-name="_5f_Caractères"><text:span text:style-name="T29">(</text:span></text:span><text:span text:style-name="_5f_Caractères"><text:span text:style-name="T26">− 26</text:span></text:span><text:span text:style-name="_5f_Caractères"><text:span text:style-name="T29">)</text:span></text:span><text:span text:style-name="_5f_Caractères"><text:span text:style-name="T26"> et est</text:span></text:span><text:span text:style-name="_5f_Caractères"> mort à 63 ans. </text:span></text:h>
      <text:list text:continue-numbering="true" text:style-name="_5f_Numérotation_20_des_20_exercices">
        <text:list-item>
          <text:list>
            <text:list-header>
              <text:p text:style-name="P59"><text:span text:style-name="_5f_Caractères">Il est mort en </text:span><text:span text:style-name="T39">l'an </text:span><text:span text:style-name="_5f_Correction_20_surligné"><text:span text:style-name="T44">−</text:span></text:span><text:span text:style-name="_5f_Correction_20_surligné"><text:span text:style-name="T39">26 + 63 = 37 </text:span></text:span></text:p>
            </text:list-header>
          </text:list>
        </text:list-item>
      </text:list>
      <text:h text:style-name="P26" text:outline-level="1"><text:span text:style-name="_5f_Caractères">Planus a vécu 57 ans et est mort en</text:span><text:span text:style-name="_5f_Caractères"><text:span text:style-name="T26"> l'an </text:span></text:span><text:span text:style-name="_5f_Caractères"><text:span text:style-name="T29">(</text:span></text:span><text:span text:style-name="_5f_Caractères"><text:span text:style-name="T26">− 217</text:span></text:span><text:span text:style-name="_5f_Caractères"><text:span text:style-name="T29">)</text:span></text:span><text:span text:style-name="_5f_Caractères"><text:span text:style-name="T26">.</text:span></text:span></text:h>
      <text:list text:continue-numbering="true" text:style-name="_5f_Numérotation_20_des_20_exercices">
        <text:list-item>
          <text:list>
            <text:list-header>
              <text:p text:style-name="P59"><text:span text:style-name="_5f_Caractères">Il est né en </text:span><text:span text:style-name="_5f_Correction_20_surligné"><text:span text:style-name="T36">−</text:span></text:span><text:span text:style-name="_5f_Correction_20_surligné"><text:span text:style-name="T46">217 </text:span></text:span><text:span text:style-name="_5f_Correction_20_surligné"><text:span text:style-name="T45">−</text:span></text:span><text:span text:style-name="_5f_Correction_20_surligné"><text:span text:style-name="T46"> 57 = </text:span></text:span><text:span text:style-name="_5f_Correction_20_surligné"><text:span text:style-name="T45">−</text:span></text:span><text:span text:style-name="_5f_Correction_20_surligné"><text:span text:style-name="T36">274</text:span></text:span></text:p>
            </text:list-header>
          </text:list>
        </text:list-item>
      </text:list>
      <text:h text:style-name="P26" text:outline-level="1"><text:span text:style-name="_5f_Caractères">Alexandre, à la mort de César, avait 22 ans. César est mort en l'a</text:span><text:span text:style-name="_5f_Caractères"><text:span text:style-name="T26">n </text:span></text:span><text:span text:style-name="_5f_Caractères"><text:span text:style-name="T30">(</text:span></text:span><text:span text:style-name="_5f_Caractères"><text:span text:style-name="T26">− 36</text:span></text:span><text:span text:style-name="_5f_Caractères"><text:span text:style-name="T30">)</text:span></text:span><text:span text:style-name="_5f_Caractères"><text:span text:style-name="T26"> </text:span></text:span><text:span text:style-name="_5f_Caractères">et Alexandre en l'an 13. </text:span></text:h>
      <text:list text:continue-numbering="true" text:style-name="_5f_Numérotation_20_des_20_exercices">
        <text:list-item>
          <text:list>
            <text:list-header>
              <text:p text:style-name="P59"><text:span text:style-name="_5f_Caractères">Alexandre a vécu </text:span><text:span text:style-name="_5f_Correction_20_surligné"><text:span text:style-name="T62">13 </text:span></text:span><text:span text:style-name="_5f_Correction_20_surligné"><text:span text:style-name="T45">−</text:span></text:span><text:span text:style-name="_5f_Correction_20_surligné"><text:span text:style-name="T62"> (</text:span></text:span><text:span text:style-name="_5f_Correction_20_surligné"><text:span text:style-name="T45">−</text:span></text:span><text:span text:style-name="_5f_Correction_20_surligné"><text:span text:style-name="T62">36) + 22 = 13 + 36 + 22 = 71</text:span></text:span><text:span text:style-name="_5f_Correction_20_surligné"> ans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5663" draw:display-name="Dashed (var) 5663" draw:style="rect" draw:dots1="1" draw:dots1-length="0.011cm" draw:dots2="1" draw:dots2-length="0.011cm" draw:distance="0.011cm"/>
    <draw:stroke-dash draw:name="Dashed_20__28_var_29__20_601" draw:display-name="Dashed (var) 601" draw:style="round" draw:dots2="2" draw:distance="0.023cm"/>
    <draw:stroke-dash draw:name="Dashed_20__28_var_29__20_602" draw:display-name="Dashed (var) 602" draw:style="round" draw:dots2="2" draw:distance="0.023cm"/>
    <draw:stroke-dash draw:name="Dashed_20__28_var_29__20_603" draw:display-name="Dashed (var) 603" draw:style="round" draw:dots2="2" draw:distance="0.023cm"/>
    <draw:stroke-dash draw:name="Dashed_20__28_var_29__20_604" draw:display-name="Dashed (var) 604" draw:style="round" draw:dots2="2" draw:distance="0.023cm"/>
    <draw:stroke-dash draw:name="Dashed_20__28_var_29__20_605" draw:display-name="Dashed (var) 605" draw:style="round" draw:dots2="2" draw:distance="0.023cm"/>
    <draw:stroke-dash draw:name="Dashed_20__28_var_29__20_606" draw:display-name="Dashed (var) 606" draw:style="round" draw:dots2="2" draw:distance="0.023cm"/>
    <draw:stroke-dash draw:name="Dashed_20__28_var_29__20_607" draw:display-name="Dashed (var) 607" draw:style="round" draw:dots2="2" draw:distance="0.023cm"/>
    <draw:stroke-dash draw:name="Dashed_20__28_var_29__20_608" draw:display-name="Dashed (var) 608" draw:style="round" draw:dots2="2" draw:distance="0.023cm"/>
    <draw:stroke-dash draw:name="Dashed_20__28_var_29__20_613" draw:display-name="Dashed (var) 613" draw:style="round" draw:dots2="2" draw:distance="0.023cm"/>
    <draw:stroke-dash draw:name="Dashed_20__28_var_29__20_614" draw:display-name="Dashed (var) 614" draw:style="round" draw:dots2="2" draw:distance="0.023cm"/>
    <draw:stroke-dash draw:name="Dashed_20__28_var_29__20_615" draw:display-name="Dashed (var) 615" draw:style="round" draw:dots2="2" draw:distance="0.023cm"/>
    <draw:stroke-dash draw:name="Dashed_20__28_var_29__20_616" draw:display-name="Dashed (var) 616" draw:style="round" draw:dots2="2" draw:distance="0.023cm"/>
    <draw:stroke-dash draw:name="Dashed_20__28_var_29__20_617" draw:display-name="Dashed (var) 617" draw:style="rect" draw:dots1="1" draw:dots1-length="0.001cm" draw:dots2="1" draw:dots2-length="0.001cm" draw:distance="0.001cm"/>
    <draw:stroke-dash draw:name="Dashed_20__28_var_29__20_618" draw:display-name="Dashed (var) 618" draw:style="rect" draw:dots1="1" draw:dots1-length="0.001cm" draw:dots2="1" draw:dots2-length="0.001cm" draw:distance="0.001cm"/>
    <draw:stroke-dash draw:name="Dashed_20__28_var_29__20_619" draw:display-name="Dashed (var) 619" draw:style="rect" draw:dots1="1" draw:dots1-length="0.001cm" draw:dots2="1" draw:dots2-length="0.001cm" draw:distance="0.001cm"/>
    <draw:stroke-dash draw:name="Dashed_20__28_var_29__20_620" draw:display-name="Dashed (var) 620" draw:style="rect" draw:dots1="1" draw:dots1-length="0.001cm" draw:dots2="1" draw:dots2-length="0.001cm" draw:distance="0.001cm"/>
    <draw:stroke-dash draw:name="Dashed_20__28_var_29__20_621" draw:display-name="Dashed (var) 621" draw:style="rect" draw:dots1="1" draw:dots1-length="0.001cm" draw:dots2="1" draw:dots2-length="0.001cm" draw:distance="0.001cm"/>
    <draw:stroke-dash draw:name="Dashed_20__28_var_29__20_622" draw:display-name="Dashed (var) 622" draw:style="rect" draw:dots1="1" draw:dots1-length="0.001cm" draw:dots2="1" draw:dots2-length="0.001cm" draw:distance="0.001cm"/>
    <draw:stroke-dash draw:name="Dashed_20__28_var_29__20_623" draw:display-name="Dashed (var) 623" draw:style="rect" draw:dots1="1" draw:dots1-length="0.001cm" draw:dots2="1" draw:dots2-length="0.001cm" draw:distance="0.001cm"/>
    <draw:stroke-dash draw:name="Dashed_20__28_var_29__20_624" draw:display-name="Dashed (var) 624" draw:style="rect" draw:dots1="1" draw:dots1-length="0.001cm" draw:dots2="1" draw:dots2-length="0.001cm" draw:distance="0.001cm"/>
    <draw:stroke-dash draw:name="Dashed_20__28_var_29__20_625" draw:display-name="Dashed (var) 625" draw:style="rect" draw:dots1="1" draw:dots1-length="0.001cm" draw:dots2="1" draw:dots2-length="0.001cm" draw:distance="0.001cm"/>
    <draw:stroke-dash draw:name="Dashed_20__28_var_29__20_626" draw:display-name="Dashed (var) 626" draw:style="rect" draw:dots1="1" draw:dots1-length="0.001cm" draw:dots2="1" draw:dots2-length="0.001cm" draw:distance="0.001cm"/>
    <draw:stroke-dash draw:name="Dashed_20__28_var_29__20_627" draw:display-name="Dashed (var) 627" draw:style="rect" draw:dots1="1" draw:dots1-length="0.001cm" draw:dots2="1" draw:dots2-length="0.001cm" draw:distance="0.001cm"/>
    <draw:stroke-dash draw:name="Dashed_20__28_var_29__20_628" draw:display-name="Dashed (var) 628" draw:style="rect" draw:dots1="1" draw:dots1-length="0.001cm" draw:dots2="1" draw:dots2-length="0.001cm" draw:distance="0.001cm"/>
    <draw:stroke-dash draw:name="Dashed_20__28_var_29__20_629" draw:display-name="Dashed (var) 629" draw:style="rect" draw:dots1="1" draw:dots1-length="0.001cm" draw:dots2="1" draw:dots2-length="0.001cm" draw:distance="0.001cm"/>
    <draw:stroke-dash draw:name="Dashed_20__28_var_29__20_630" draw:display-name="Dashed (var) 63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next-style-name="_5f_Paragraphe_20_livret_20_" style:master-page-name="">
      <loext:graphic-properties draw:fill="none" draw:fill-color="#cfe7f5"/>
      <style:paragraph-properties fo:margin-top="0.499cm" fo:margin-bottom="0.199cm" style:contextual-spacing="false" fo:text-align="justify" style:justify-single-word="false" style:page-number="auto" fo:background-color="transparent">
        <style:tab-stops/>
      </style:paragraph-properties>
      <style:text-properties style:font-name="Bitstream Vera Sans5" fo:font-family="'Bitstream Vera Sans'" style:font-style-name="Oblique" style:font-family-generic="swiss" style:font-pitch="variable" fo:font-size="10pt" fo:font-style="italic"/>
    </style:style>
    <style:style style:name="_5f_Paragraphe_20_livret_20_" style:display-name="_Paragraphe livret 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/>
      <style:text-properties fo:font-style="normal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9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6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6</text:span></text:p></draw:text-box></draw:frame><draw:line text:anchor-type="paragraph" draw:z-index="71" draw:name="Ligne_Entete_Impair_Numerique_2col" draw:style-name="Mgr5" draw:text-style-name="MP4" svg:x1="16.023cm" svg:y1="0.36cm" svg:x2="20.496cm" svg:y2="0.36cm"><text:p/></draw:line><draw:line text:anchor-type="paragraph" draw:z-index="99" draw:name="Ligne_Verticale_Impair_Numerique_2col" draw:style-name="Mgr5" draw:text-style-name="MP4" svg:x1="9.477cm" svg:y1="2.007cm" svg:x2="9.477cm" svg:y2="27.044cm"><text:p/></draw:line>Soustraction de nombres relatifs</text:p>
      </style:header>
      <style:header-left>
        <text:p text:style-name="MP1"><draw:path text:anchor-type="paragraph" draw:z-index="25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00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6</text:span></text:p></draw:text-box></draw:frame><draw:line text:anchor-type="paragraph" draw:z-index="72" draw:name="Ligne_Entete_Pair_Numerique_2col" draw:style-name="Mgr5" draw:text-style-name="MP4" svg:x1="16.023cm" svg:y1="0.36cm" svg:x2="20.496cm" svg:y2="0.36cm"><text:p/></draw:line><draw:line text:anchor-type="paragraph" draw:z-index="101" draw:name="Ligne_Verticale_Pair_Numerique_2col" draw:style-name="Mgr5" draw:text-style-name="MP4" svg:x1="9.477cm" svg:y1="2.007cm" svg:x2="9.477cm" svg:y2="27.044cm"><text:p/></draw:line>Soustrac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74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75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0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0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0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0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6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4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3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1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1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0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0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0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0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1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2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1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11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11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7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2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3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3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3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3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4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4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4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4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62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8" draw:name="Ligne_Entete_Impair_Programmation_2col" draw:style-name="Mgr20" draw:text-style-name="MP4" svg:x1="16.023cm" svg:y1="0.36cm" svg:x2="20.496cm" svg:y2="0.36cm"><text:p/></draw:line><draw:frame text:anchor-type="paragraph" draw:z-index="66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63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9" draw:name="Ligne_Entete_Pair_Programmation_2col" draw:style-name="Mgr20" draw:text-style-name="MP4" svg:x1="16.023cm" svg:y1="0.36cm" svg:x2="20.496cm" svg:y2="0.36cm"><text:p/></draw:line><draw:frame text:anchor-type="paragraph" draw:z-index="6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60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6" draw:name="Ligne_Entete_Impair_Programmation_1col" draw:style-name="Mgr20" draw:text-style-name="MP4" svg:x1="16.023cm" svg:y1="0.36cm" svg:x2="20.496cm" svg:y2="0.36cm"><text:p/></draw:line><draw:frame text:anchor-type="paragraph" draw:z-index="64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61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7" draw:name="Ligne_Entete_Pair_Programmation_1col" draw:style-name="Mgr20" draw:text-style-name="MP4" svg:x1="16.023cm" svg:y1="0.36cm" svg:x2="20.496cm" svg:y2="0.36cm"><text:p/></draw:line><draw:frame text:anchor-type="paragraph" draw:z-index="65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10T11:33:51.704000000</dc:date>
    <meta:editing-duration>PT10H42M40S</meta:editing-duration>
    <meta:editing-cycles>137</meta:editing-cycles>
    <meta:generator>LibreOffice/7.6.7.2$Windows_X86_64 LibreOffice_project/dd47e4b30cb7dab30588d6c79c651f218165e3c5</meta:generator>
    <meta:document-statistic meta:table-count="0" meta:image-count="0" meta:object-count="0" meta:page-count="3" meta:paragraph-count="229" meta:word-count="1204" meta:character-count="4551" meta:non-whitespace-character-count="3449"/>
    <meta:template xlink:type="simple" xlink:actuate="onRequest" xlink:title="Modele_Cahier" xlink:href="../../../../../../Modele_Cahier.ott" meta:date="2024-03-02T09:46:07.205140257"/>
  </office:meta>
</office:document-meta>
</file>